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raining Losses ER False</text:p>
          </table:table-cell>
          <table:table-cell table:number-columns-repeated="5"/>
          <table:table-cell office:value-type="string" calcext:value-type="string">
            <text:p>Test Loss ER 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Epoch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7384604080035" calcext:value-type="float">
            <text:p>9.27384604080035</text:p>
          </table:table-cell>
          <table:table-cell office:value-type="float" office:value="12.2789179946234" calcext:value-type="float">
            <text:p>12.278917994623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423275959521669" calcext:value-type="float">
            <text:p>0.423275959521669</text:p>
          </table:table-cell>
          <table:table-cell office:value-type="float" office:value="0.555519437745631" calcext:value-type="float">
            <text:p>0.5555194377456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0747850841092" calcext:value-type="float">
            <text:p>1.20747850841092</text:p>
          </table:table-cell>
          <table:table-cell office:value-type="float" office:value="1.59416267228099" calcext:value-type="float">
            <text:p>1.5941626722809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370364852804751" calcext:value-type="float">
            <text:p>0.370364852804751</text:p>
          </table:table-cell>
          <table:table-cell office:value-type="float" office:value="0.48387320464116" calcext:value-type="float">
            <text:p>0.483873204641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1007405328828" calcext:value-type="float">
            <text:p>0.801007405328828</text:p>
          </table:table-cell>
          <table:table-cell office:value-type="float" office:value="1.05282314480492" calcext:value-type="float">
            <text:p>1.0528231448049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350586578898621" calcext:value-type="float">
            <text:p>0.350586578898621</text:p>
          </table:table-cell>
          <table:table-cell office:value-type="float" office:value="0.457642031157551" calcext:value-type="float">
            <text:p>0.4576420311575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13649953611603" calcext:value-type="float">
            <text:p>0.613649953611603</text:p>
          </table:table-cell>
          <table:table-cell office:value-type="float" office:value="0.805623057798959" calcext:value-type="float">
            <text:p>0.80562305779895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33959047596741" calcext:value-type="float">
            <text:p>0.33959047596741</text:p>
          </table:table-cell>
          <table:table-cell office:value-type="float" office:value="0.443145955788411" calcext:value-type="float">
            <text:p>0.443145955788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0997402039709" calcext:value-type="float">
            <text:p>0.480997402039709</text:p>
          </table:table-cell>
          <table:table-cell office:value-type="float" office:value="0.633977690090866" calcext:value-type="float">
            <text:p>0.63397769009086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332344943488328" calcext:value-type="float">
            <text:p>0.332344943488328</text:p>
          </table:table-cell>
          <table:table-cell office:value-type="float" office:value="0.433666561049939" calcext:value-type="float">
            <text:p>0.4336665610499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6419305268539" calcext:value-type="float">
            <text:p>0.376419305268539</text:p>
          </table:table-cell>
          <table:table-cell office:value-type="float" office:value="0.496706345246728" calcext:value-type="float">
            <text:p>0.49670634524672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327251414687701" calcext:value-type="float">
            <text:p>0.327251414687701</text:p>
          </table:table-cell>
          <table:table-cell office:value-type="float" office:value="0.426993324732047" calcext:value-type="float">
            <text:p>0.4269933247320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1008475833869" calcext:value-type="float">
            <text:p>0.31008475833869</text:p>
          </table:table-cell>
          <table:table-cell office:value-type="float" office:value="0.407063945630121" calcext:value-type="float">
            <text:p>0.40706394563012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323390020828658" calcext:value-type="float">
            <text:p>0.323390020828658</text:p>
          </table:table-cell>
          <table:table-cell office:value-type="float" office:value="0.421902367975383" calcext:value-type="float">
            <text:p>0.421902367975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4165680717524" calcext:value-type="float">
            <text:p>0.264165680717524</text:p>
          </table:table-cell>
          <table:table-cell office:value-type="float" office:value="0.345472548906556" calcext:value-type="float">
            <text:p>0.345472548906556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320348390042408" calcext:value-type="float">
            <text:p>0.320348390042408</text:p>
          </table:table-cell>
          <table:table-cell office:value-type="float" office:value="0.418027253836306" calcext:value-type="float">
            <text:p>0.4180272538363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1157499814457" calcext:value-type="float">
            <text:p>0.231157499814457</text:p>
          </table:table-cell>
          <table:table-cell office:value-type="float" office:value="0.30138843831412" calcext:value-type="float">
            <text:p>0.30138843831412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317901916302937" calcext:value-type="float">
            <text:p>0.317901916302937</text:p>
          </table:table-cell>
          <table:table-cell office:value-type="float" office:value="0.414935846572493" calcext:value-type="float">
            <text:p>0.4149358465724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6967964141811" calcext:value-type="float">
            <text:p>0.206967964141811</text:p>
          </table:table-cell>
          <table:table-cell office:value-type="float" office:value="0.269000540474507" calcext:value-type="float">
            <text:p>0.26900054047450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315977455595139" calcext:value-type="float">
            <text:p>0.315977455595139</text:p>
          </table:table-cell>
          <table:table-cell office:value-type="float" office:value="0.412473606958505" calcext:value-type="float">
            <text:p>0.4124736069585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8865199947855" calcext:value-type="float">
            <text:p>0.18865199947855</text:p>
          </table:table-cell>
          <table:table-cell office:value-type="float" office:value="0.244536067724292" calcext:value-type="float">
            <text:p>0.244536067724292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0.314397334612753" calcext:value-type="float">
            <text:p>0.314397334612753</text:p>
          </table:table-cell>
          <table:table-cell office:value-type="float" office:value="0.410169909190887" calcext:value-type="float">
            <text:p>0.4101699091908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74374537214838" calcext:value-type="float">
            <text:p>0.174374537214838</text:p>
          </table:table-cell>
          <table:table-cell office:value-type="float" office:value="0.225296707955429" calcext:value-type="float">
            <text:p>0.225296707955429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0.312935717859219" calcext:value-type="float">
            <text:p>0.312935717859219</text:p>
          </table:table-cell>
          <table:table-cell office:value-type="float" office:value="0.408425401330194" calcext:value-type="float">
            <text:p>0.4084254013301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62747055358395" calcext:value-type="float">
            <text:p>0.162747055358395</text:p>
          </table:table-cell>
          <table:table-cell office:value-type="float" office:value="0.209845362015967" calcext:value-type="float">
            <text:p>0.209845362015967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0.311907313726671" calcext:value-type="float">
            <text:p>0.311907313726671</text:p>
          </table:table-cell>
          <table:table-cell office:value-type="float" office:value="0.406959513235836" calcext:value-type="float">
            <text:p>0.4069595132358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3112945303947" calcext:value-type="float">
            <text:p>0.153112945303947</text:p>
          </table:table-cell>
          <table:table-cell office:value-type="float" office:value="0.196924216736978" calcext:value-type="float">
            <text:p>0.196924216736978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0.310965792139912" calcext:value-type="float">
            <text:p>0.310965792139912</text:p>
          </table:table-cell>
          <table:table-cell office:value-type="float" office:value="0.405588117215662" calcext:value-type="float">
            <text:p>0.4055881172156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4989702414982" calcext:value-type="float">
            <text:p>0.144989702414982</text:p>
          </table:table-cell>
          <table:table-cell office:value-type="float" office:value="0.185973065236284" calcext:value-type="float">
            <text:p>0.185973065236284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0.310166862565212" calcext:value-type="float">
            <text:p>0.310166862565212</text:p>
          </table:table-cell>
          <table:table-cell office:value-type="float" office:value="0.404391242154551" calcext:value-type="float">
            <text:p>0.4043912421545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7974674240935" calcext:value-type="float">
            <text:p>0.137974674240935</text:p>
          </table:table-cell>
          <table:table-cell office:value-type="float" office:value="0.176576550241509" calcext:value-type="float">
            <text:p>0.176576550241509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0.309473858867893" calcext:value-type="float">
            <text:p>0.309473858867893</text:p>
          </table:table-cell>
          <table:table-cell office:value-type="float" office:value="0.403441164899865" calcext:value-type="float">
            <text:p>0.4034411648998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31912726068325" calcext:value-type="float">
            <text:p>0.131912726068325</text:p>
          </table:table-cell>
          <table:table-cell office:value-type="float" office:value="0.168507549412213" calcext:value-type="float">
            <text:p>0.168507549412213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0.308895904874891" calcext:value-type="float">
            <text:p>0.308895904874891</text:p>
          </table:table-cell>
          <table:table-cell office:value-type="float" office:value="0.402601981260328" calcext:value-type="float">
            <text:p>0.4026019812603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6532127118219" calcext:value-type="float">
            <text:p>0.126532127118219</text:p>
          </table:table-cell>
          <table:table-cell office:value-type="float" office:value="0.161263520917766" calcext:value-type="float">
            <text:p>0.16126352091776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0.308266463340601" calcext:value-type="float">
            <text:p>0.308266463340601</text:p>
          </table:table-cell>
          <table:table-cell office:value-type="float" office:value="0.401856137496525" calcext:value-type="float">
            <text:p>0.4018561374965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1749671521923" calcext:value-type="float">
            <text:p>0.121749671521923</text:p>
          </table:table-cell>
          <table:table-cell office:value-type="float" office:value="0.154799486464654" calcext:value-type="float">
            <text:p>0.154799486464654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0.307802858167161" calcext:value-type="float">
            <text:p>0.307802858167161</text:p>
          </table:table-cell>
          <table:table-cell office:value-type="float" office:value="0.401061573079462" calcext:value-type="float">
            <text:p>0.4010615730794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17399135556166" calcext:value-type="float">
            <text:p>0.117399135556166</text:p>
          </table:table-cell>
          <table:table-cell office:value-type="float" office:value="0.149132720856925" calcext:value-type="float">
            <text:p>0.149132720856925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307362969988133" calcext:value-type="float">
            <text:p>0.307362969988133</text:p>
          </table:table-cell>
          <table:table-cell office:value-type="float" office:value="0.400486554359482" calcext:value-type="float">
            <text:p>0.4004865543594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1349385158013" calcext:value-type="float">
            <text:p>0.11349385158013</text:p>
          </table:table-cell>
          <table:table-cell office:value-type="float" office:value="0.143733006933905" calcext:value-type="float">
            <text:p>0.143733006933905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0.306943081041768" calcext:value-type="float">
            <text:p>0.306943081041768</text:p>
          </table:table-cell>
          <table:table-cell office:value-type="float" office:value="0.399916109856251" calcext:value-type="float">
            <text:p>0.3999161098562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0995819750219" calcext:value-type="float">
            <text:p>0.10995819750219</text:p>
          </table:table-cell>
          <table:table-cell office:value-type="float" office:value="0.139046150093328" calcext:value-type="float">
            <text:p>0.13904615009332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0.306544776246507" calcext:value-type="float">
            <text:p>0.306544776246507</text:p>
          </table:table-cell>
          <table:table-cell office:value-type="float" office:value="0.399362112292938" calcext:value-type="float">
            <text:p>0.3993621122929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6669571133933" calcext:value-type="float">
            <text:p>0.106669571133933</text:p>
          </table:table-cell>
          <table:table-cell office:value-type="float" office:value="0.134772518134483" calcext:value-type="float">
            <text:p>0.134772518134483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0.306173733733797" calcext:value-type="float">
            <text:p>0.306173733733797</text:p>
          </table:table-cell>
          <table:table-cell office:value-type="float" office:value="0.398855053162839" calcext:value-type="float">
            <text:p>0.3988550531628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03645204674588" calcext:value-type="float">
            <text:p>0.103645204674588</text:p>
          </table:table-cell>
          <table:table-cell office:value-type="float" office:value="0.130687244758602" calcext:value-type="float">
            <text:p>0.130687244758602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0.305928355832138" calcext:value-type="float">
            <text:p>0.305928355832138</text:p>
          </table:table-cell>
          <table:table-cell office:value-type="float" office:value="0.398457313760298" calcext:value-type="float">
            <text:p>0.3984573137602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093144321906" calcext:value-type="float">
            <text:p>0.10093144321906</text:p>
          </table:table-cell>
          <table:table-cell office:value-type="float" office:value="0.126989738673262" calcext:value-type="float">
            <text:p>0.126989738673262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0.305646272481436" calcext:value-type="float">
            <text:p>0.305646272481436</text:p>
          </table:table-cell>
          <table:table-cell office:value-type="float" office:value="0.398126208736039" calcext:value-type="float">
            <text:p>0.3981262087360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983146767556766" calcext:value-type="float">
            <text:p>0.0983146767556766</text:p>
          </table:table-cell>
          <table:table-cell office:value-type="float" office:value="0.123475510826802" calcext:value-type="float">
            <text:p>0.123475510826802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0.305442500776853" calcext:value-type="float">
            <text:p>0.305442500776853</text:p>
          </table:table-cell>
          <table:table-cell office:value-type="float" office:value="0.397725056297063" calcext:value-type="float">
            <text:p>0.3977250562970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959262582976782" calcext:value-type="float">
            <text:p>0.0959262582976782</text:p>
          </table:table-cell>
          <table:table-cell office:value-type="float" office:value="0.120264189036779" calcext:value-type="float">
            <text:p>0.120264189036779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0.305155201302432" calcext:value-type="float">
            <text:p>0.305155201302432</text:p>
          </table:table-cell>
          <table:table-cell office:value-type="float" office:value="0.397470997736114" calcext:value-type="float">
            <text:p>0.3974709977361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36537395098213" calcext:value-type="float">
            <text:p>0.0936537395098213</text:p>
          </table:table-cell>
          <table:table-cell office:value-type="float" office:value="0.117376744088697" calcext:value-type="float">
            <text:p>0.117376744088697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0.304968635985521" calcext:value-type="float">
            <text:p>0.304968635985521</text:p>
          </table:table-cell>
          <table:table-cell office:value-type="float" office:value="0.397109330654793" calcext:value-type="float">
            <text:p>0.3971093306547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15401682693835" calcext:value-type="float">
            <text:p>0.0915401682693835</text:p>
          </table:table-cell>
          <table:table-cell office:value-type="float" office:value="0.114396419690214" calcext:value-type="float">
            <text:p>0.114396419690214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0.304394889056882" calcext:value-type="float">
            <text:p>0.304394889056882</text:p>
          </table:table-cell>
          <table:table-cell office:value-type="float" office:value="0.396804054488743" calcext:value-type="float">
            <text:p>0.3968040544887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9526595317815" calcext:value-type="float">
            <text:p>0.089526595317815</text:p>
          </table:table-cell>
          <table:table-cell office:value-type="float" office:value="0.111845435825972" calcext:value-type="float">
            <text:p>0.111845435825972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0.303974878534132" calcext:value-type="float">
            <text:p>0.303974878534132</text:p>
          </table:table-cell>
          <table:table-cell office:value-type="float" office:value="0.396512187184675" calcext:value-type="float">
            <text:p>0.3965121871846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7624651880675" calcext:value-type="float">
            <text:p>0.087624651880675</text:p>
          </table:table-cell>
          <table:table-cell office:value-type="float" office:value="0.109405707728527" calcext:value-type="float">
            <text:p>0.109405707728527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59091453396694" calcext:value-type="float">
            <text:p>0.0859091453396694</text:p>
          </table:table-cell>
          <table:table-cell office:value-type="float" office:value="0.106907708143533" calcext:value-type="float">
            <text:p>0.106907708143533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841906941388154" calcext:value-type="float">
            <text:p>0.0841906941388154</text:p>
          </table:table-cell>
          <table:table-cell office:value-type="float" office:value="0.104728475677494" calcext:value-type="float">
            <text:p>0.104728475677494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26411942467156" calcext:value-type="float">
            <text:p>0.0826411942467156</text:p>
          </table:table-cell>
          <table:table-cell office:value-type="float" office:value="0.102632278286874" calcext:value-type="float">
            <text:p>0.10263227828687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810821014767801" calcext:value-type="float">
            <text:p>0.0810821014767801</text:p>
          </table:table-cell>
          <table:table-cell office:value-type="float" office:value="0.100673354534765" calcext:value-type="float">
            <text:p>0.10067335453476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96733920938859" calcext:value-type="float">
            <text:p>0.0796733920938859</text:p>
          </table:table-cell>
          <table:table-cell office:value-type="float" office:value="0.0987224317140869" calcext:value-type="float">
            <text:p>0.098722431714086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782281863765784" calcext:value-type="float">
            <text:p>0.0782281863765784</text:p>
          </table:table-cell>
          <table:table-cell office:value-type="float" office:value="0.0970930982513831" calcext:value-type="float">
            <text:p>0.097093098251383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769897951480702" calcext:value-type="float">
            <text:p>0.0769897951480702</text:p>
          </table:table-cell>
          <table:table-cell office:value-type="float" office:value="0.0951822561735089" calcext:value-type="float">
            <text:p>0.095182256173508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756984818153776" calcext:value-type="float">
            <text:p>0.0756984818153776</text:p>
          </table:table-cell>
          <table:table-cell office:value-type="float" office:value="0.0935041310342255" calcext:value-type="float">
            <text:p>0.093504131034225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44736702172141" calcext:value-type="float">
            <text:p>0.0744736702172141</text:p>
          </table:table-cell>
          <table:table-cell office:value-type="float" office:value="0.0919761152299131" calcext:value-type="float">
            <text:p>0.091976115229913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733113571689815" calcext:value-type="float">
            <text:p>0.0733113571689815</text:p>
          </table:table-cell>
          <table:table-cell office:value-type="float" office:value="0.0904151320430563" calcext:value-type="float">
            <text:p>0.090415132043056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722216781231899" calcext:value-type="float">
            <text:p>0.0722216781231899</text:p>
          </table:table-cell>
          <table:table-cell office:value-type="float" office:value="0.0889497081417521" calcext:value-type="float">
            <text:p>0.088949708141752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711287090909939" calcext:value-type="float">
            <text:p>0.0711287090909939</text:p>
          </table:table-cell>
          <table:table-cell office:value-type="float" office:value="0.0875965214967946" calcext:value-type="float">
            <text:p>0.0875965214967946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701151768734139" calcext:value-type="float">
            <text:p>0.0701151768734139</text:p>
          </table:table-cell>
          <table:table-cell office:value-type="float" office:value="0.0861949839290012" calcext:value-type="float">
            <text:p>0.086194983929001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691419487712466" calcext:value-type="float">
            <text:p>0.0691419487712466</text:p>
          </table:table-cell>
          <table:table-cell office:value-type="float" office:value="0.0849689119785363" calcext:value-type="float">
            <text:p>0.084968911978536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681998660536326" calcext:value-type="float">
            <text:p>0.0681998660536326</text:p>
          </table:table-cell>
          <table:table-cell office:value-type="float" office:value="0.0835878301019731" calcext:value-type="float">
            <text:p>0.0835878301019731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672548808731615" calcext:value-type="float">
            <text:p>0.0672548808731615</text:p>
          </table:table-cell>
          <table:table-cell office:value-type="float" office:value="0.0824361732223743" calcext:value-type="float">
            <text:p>0.082436173222374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63881542065997" calcext:value-type="float">
            <text:p>0.0663881542065997</text:p>
          </table:table-cell>
          <table:table-cell office:value-type="float" office:value="0.0812720714493233" calcext:value-type="float">
            <text:p>0.0812720714493233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65556065531102" calcext:value-type="float">
            <text:p>0.065556065531102</text:p>
          </table:table-cell>
          <table:table-cell office:value-type="float" office:value="0.0800888099453028" calcext:value-type="float">
            <text:p>0.080088809945302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64759624714126" calcext:value-type="float">
            <text:p>0.064759624714126</text:p>
          </table:table-cell>
          <table:table-cell office:value-type="float" office:value="0.0789482389972669" calcext:value-type="float">
            <text:p>0.0789482389972669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639200457396621" calcext:value-type="float">
            <text:p>0.0639200457396621</text:p>
          </table:table-cell>
          <table:table-cell office:value-type="float" office:value="0.0779402371517596" calcext:value-type="float">
            <text:p>0.0779402371517596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631833905633822" calcext:value-type="float">
            <text:p>0.0631833905633822</text:p>
          </table:table-cell>
          <table:table-cell office:value-type="float" office:value="0.076867626410746" calcext:value-type="float">
            <text:p>0.076867626410746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624490168044632" calcext:value-type="float">
            <text:p>0.0624490168044632</text:p>
          </table:table-cell>
          <table:table-cell office:value-type="float" office:value="0.0759424634571728" calcext:value-type="float">
            <text:p>0.075942463457172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616800605044731" calcext:value-type="float">
            <text:p>0.0616800605044731</text:p>
          </table:table-cell>
          <table:table-cell office:value-type="float" office:value="0.0749279427848561" calcext:value-type="float">
            <text:p>0.074927942784856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610125681204727" calcext:value-type="float">
            <text:p>0.0610125681204727</text:p>
          </table:table-cell>
          <table:table-cell office:value-type="float" office:value="0.0740671122722048" calcext:value-type="float">
            <text:p>0.0740671122722048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603231925930895" calcext:value-type="float">
            <text:p>0.0603231925930895</text:p>
          </table:table-cell>
          <table:table-cell office:value-type="float" office:value="0.0731058962134656" calcext:value-type="float">
            <text:p>0.0731058962134656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596714525106323" calcext:value-type="float">
            <text:p>0.0596714525106323</text:p>
          </table:table-cell>
          <table:table-cell office:value-type="float" office:value="0.0722283431376291" calcext:value-type="float">
            <text:p>0.0722283431376291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90163255666818" calcext:value-type="float">
            <text:p>0.0590163255666818</text:p>
          </table:table-cell>
          <table:table-cell office:value-type="float" office:value="0.0715006464746162" calcext:value-type="float">
            <text:p>0.0715006464746162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583856431695232" calcext:value-type="float">
            <text:p>0.0583856431695232</text:p>
          </table:table-cell>
          <table:table-cell office:value-type="float" office:value="0.0705495420764429" calcext:value-type="float">
            <text:p>0.0705495420764429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577813967851131" calcext:value-type="float">
            <text:p>0.0577813967851131</text:p>
          </table:table-cell>
          <table:table-cell office:value-type="float" office:value="0.0697801540274104" calcext:value-type="float">
            <text:p>0.0697801540274104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571866408290599" calcext:value-type="float">
            <text:p>0.0571866408290599</text:p>
          </table:table-cell>
          <table:table-cell office:value-type="float" office:value="0.069051879333979" calcext:value-type="float">
            <text:p>0.069051879333979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565837600651497" calcext:value-type="float">
            <text:p>0.0565837600651497</text:p>
          </table:table-cell>
          <table:table-cell office:value-type="float" office:value="0.0681886346971752" calcext:value-type="float">
            <text:p>0.068188634697175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5606865054701" calcext:value-type="float">
            <text:p>0.05606865054701</text:p>
          </table:table-cell>
          <table:table-cell office:value-type="float" office:value="0.0675100116720865" calcext:value-type="float">
            <text:p>0.067510011672086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555441022905242" calcext:value-type="float">
            <text:p>0.0555441022905242</text:p>
          </table:table-cell>
          <table:table-cell office:value-type="float" office:value="0.0668277949244065" calcext:value-type="float">
            <text:p>0.066827794924406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549878972007861" calcext:value-type="float">
            <text:p>0.0549878972007861</text:p>
          </table:table-cell>
          <table:table-cell office:value-type="float" office:value="0.0660863958026887" calcext:value-type="float">
            <text:p>0.066086395802688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544857195677621" calcext:value-type="float">
            <text:p>0.0544857195677621</text:p>
          </table:table-cell>
          <table:table-cell office:value-type="float" office:value="0.065440373845064" calcext:value-type="float">
            <text:p>0.065440373845064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539457156259847" calcext:value-type="float">
            <text:p>0.0539457156259847</text:p>
          </table:table-cell>
          <table:table-cell office:value-type="float" office:value="0.0646787195959455" calcext:value-type="float">
            <text:p>0.064678719595945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534491303960672" calcext:value-type="float">
            <text:p>0.0534491303960672</text:p>
          </table:table-cell>
          <table:table-cell office:value-type="float" office:value="0.0640718578060344" calcext:value-type="float">
            <text:p>0.0640718578060344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529304980742299" calcext:value-type="float">
            <text:p>0.0529304980742299</text:p>
          </table:table-cell>
          <table:table-cell office:value-type="float" office:value="0.0634429734311331" calcext:value-type="float">
            <text:p>0.063442973431133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2421444538773" calcext:value-type="float">
            <text:p>0.052421444538773</text:p>
          </table:table-cell>
          <table:table-cell office:value-type="float" office:value="0.0628739833010095" calcext:value-type="float">
            <text:p>0.062873983301009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520168516422005" calcext:value-type="float">
            <text:p>0.0520168516422005</text:p>
          </table:table-cell>
          <table:table-cell office:value-type="float" office:value="0.0622369512367752" calcext:value-type="float">
            <text:p>0.0622369512367752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515813543003739" calcext:value-type="float">
            <text:p>0.0515813543003739</text:p>
          </table:table-cell>
          <table:table-cell office:value-type="float" office:value="0.0616911422478617" calcext:value-type="float">
            <text:p>0.0616911422478617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510813827017642" calcext:value-type="float">
            <text:p>0.0510813827017642</text:p>
          </table:table-cell>
          <table:table-cell office:value-type="float" office:value="0.0611337851853806" calcext:value-type="float">
            <text:p>0.0611337851853806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506835725006237" calcext:value-type="float">
            <text:p>0.0506835725006237</text:p>
          </table:table-cell>
          <table:table-cell office:value-type="float" office:value="0.0605031701872484" calcext:value-type="float">
            <text:p>0.060503170187248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502803007210334" calcext:value-type="float">
            <text:p>0.0502803007210334</text:p>
          </table:table-cell>
          <table:table-cell office:value-type="float" office:value="0.060046666138267" calcext:value-type="float">
            <text:p>0.060046666138267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49901244007702" calcext:value-type="float">
            <text:p>0.049901244007702</text:p>
          </table:table-cell>
          <table:table-cell office:value-type="float" office:value="0.0594529739674697" calcext:value-type="float">
            <text:p>0.0594529739674697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494855420693772" calcext:value-type="float">
            <text:p>0.0494855420693772</text:p>
          </table:table-cell>
          <table:table-cell office:value-type="float" office:value="0.0589346753173547" calcext:value-type="float">
            <text:p>0.058934675317354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490875415771185" calcext:value-type="float">
            <text:p>0.0490875415771185</text:p>
          </table:table-cell>
          <table:table-cell office:value-type="float" office:value="0.0585361511464174" calcext:value-type="float">
            <text:p>0.0585361511464174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486753782298561" calcext:value-type="float">
            <text:p>0.0486753782298561</text:p>
          </table:table-cell>
          <table:table-cell office:value-type="float" office:value="0.0579272928159769" calcext:value-type="float">
            <text:p>0.057927292815976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8318157158753" calcext:value-type="float">
            <text:p>0.048318157158753</text:p>
          </table:table-cell>
          <table:table-cell office:value-type="float" office:value="0.0574660737416719" calcext:value-type="float">
            <text:p>0.0574660737416719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79352835423919" calcext:value-type="float">
            <text:p>0.0479352835423919</text:p>
          </table:table-cell>
          <table:table-cell office:value-type="float" office:value="0.0570071564181981" calcext:value-type="float">
            <text:p>0.057007156418198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475892896564307" calcext:value-type="float">
            <text:p>0.0475892896564307</text:p>
          </table:table-cell>
          <table:table-cell office:value-type="float" office:value="0.0565541596012049" calcext:value-type="float">
            <text:p>0.056554159601204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472238209278664" calcext:value-type="float">
            <text:p>0.0472238209278664</text:p>
          </table:table-cell>
          <table:table-cell office:value-type="float" office:value="0.056141169018189" calcext:value-type="float">
            <text:p>0.056141169018189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468771191019761" calcext:value-type="float">
            <text:p>0.0468771191019761</text:p>
          </table:table-cell>
          <table:table-cell office:value-type="float" office:value="0.0556513011850011" calcext:value-type="float">
            <text:p>0.055651301185001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65537385843157" calcext:value-type="float">
            <text:p>0.0465537385843157</text:p>
          </table:table-cell>
          <table:table-cell office:value-type="float" office:value="0.0552169541934846" calcext:value-type="float">
            <text:p>0.0552169541934846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462054233286486" calcext:value-type="float">
            <text:p>0.0462054233286486</text:p>
          </table:table-cell>
          <table:table-cell office:value-type="float" office:value="0.0548656505246159" calcext:value-type="float">
            <text:p>0.0548656505246159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458945500238267" calcext:value-type="float">
            <text:p>0.0458945500238267</text:p>
          </table:table-cell>
          <table:table-cell office:value-type="float" office:value="0.0543783043964448" calcext:value-type="float">
            <text:p>0.054378304396444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455990850794279" calcext:value-type="float">
            <text:p>0.0455990850794279</text:p>
          </table:table-cell>
          <table:table-cell office:value-type="float" office:value="0.0540490768152308" calcext:value-type="float">
            <text:p>0.054049076815230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453069896453892" calcext:value-type="float">
            <text:p>0.0453069896453892</text:p>
          </table:table-cell>
          <table:table-cell office:value-type="float" office:value="0.0535604119073006" calcext:value-type="float">
            <text:p>0.053560411907300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44975426454014" calcext:value-type="float">
            <text:p>0.044975426454014</text:p>
          </table:table-cell>
          <table:table-cell office:value-type="float" office:value="0.0531869664024439" calcext:value-type="float">
            <text:p>0.0531869664024439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446692776068245" calcext:value-type="float">
            <text:p>0.0446692776068245</text:p>
          </table:table-cell>
          <table:table-cell office:value-type="float" office:value="0.0528719491166769" calcext:value-type="float">
            <text:p>0.0528719491166769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443441109105974" calcext:value-type="float">
            <text:p>0.0443441109105974</text:p>
          </table:table-cell>
          <table:table-cell office:value-type="float" office:value="0.0524427128320937" calcext:value-type="float">
            <text:p>0.0524427128320937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440736278659439" calcext:value-type="float">
            <text:p>0.0440736278659439</text:p>
          </table:table-cell>
          <table:table-cell office:value-type="float" office:value="0.0520976705651466" calcext:value-type="float">
            <text:p>0.0520976705651466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437640808095874" calcext:value-type="float">
            <text:p>0.0437640808095874</text:p>
          </table:table-cell>
          <table:table-cell office:value-type="float" office:value="0.0517133837611581" calcext:value-type="float">
            <text:p>0.051713383761158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434672313096154" calcext:value-type="float">
            <text:p>0.0434672313096154</text:p>
          </table:table-cell>
          <table:table-cell office:value-type="float" office:value="0.0513802014665102" calcext:value-type="float">
            <text:p>0.0513802014665102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431575229253273" calcext:value-type="float">
            <text:p>0.0431575229253273</text:p>
          </table:table-cell>
          <table:table-cell office:value-type="float" office:value="0.0510466932476485" calcext:value-type="float">
            <text:p>0.051046693247648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42921004352544" calcext:value-type="float">
            <text:p>0.042921004352544</text:p>
          </table:table-cell>
          <table:table-cell office:value-type="float" office:value="0.0507005683828659" calcext:value-type="float">
            <text:p>0.0507005683828659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426438325580275" calcext:value-type="float">
            <text:p>0.0426438325580275</text:p>
          </table:table-cell>
          <table:table-cell office:value-type="float" office:value="0.05036350359063" calcext:value-type="float">
            <text:p>0.05036350359063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424116878524038" calcext:value-type="float">
            <text:p>0.0424116878524038</text:p>
          </table:table-cell>
          <table:table-cell office:value-type="float" office:value="0.0500644555233908" calcext:value-type="float">
            <text:p>0.050064455523390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21208780695662" calcext:value-type="float">
            <text:p>0.0421208780695662</text:p>
          </table:table-cell>
          <table:table-cell office:value-type="float" office:value="0.0496839789417005" calcext:value-type="float">
            <text:p>0.0496839789417005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418770691477159" calcext:value-type="float">
            <text:p>0.0418770691477159</text:p>
          </table:table-cell>
          <table:table-cell office:value-type="float" office:value="0.0493803435786109" calcext:value-type="float">
            <text:p>0.0493803435786109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416449789388365" calcext:value-type="float">
            <text:p>0.0416449789388365</text:p>
          </table:table-cell>
          <table:table-cell office:value-type="float" office:value="0.0491760043930966" calcext:value-type="float">
            <text:p>0.049176004393096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1296049543415" calcext:value-type="float">
            <text:p>0.041296049543415</text:p>
          </table:table-cell>
          <table:table-cell office:value-type="float" office:value="0.0488072139888954" calcext:value-type="float">
            <text:p>0.048807213988895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10060489106254" calcext:value-type="float">
            <text:p>0.0410060489106254</text:p>
          </table:table-cell>
          <table:table-cell office:value-type="float" office:value="0.0485333119411568" calcext:value-type="float">
            <text:p>0.0485333119411568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0654642487067" calcext:value-type="float">
            <text:p>0.040654642487067</text:p>
          </table:table-cell>
          <table:table-cell office:value-type="float" office:value="0.0482120293367877" calcext:value-type="float">
            <text:p>0.0482120293367877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03854740500775" calcext:value-type="float">
            <text:p>0.0403854740500775</text:p>
          </table:table-cell>
          <table:table-cell office:value-type="float" office:value="0.0479020994700171" calcext:value-type="float">
            <text:p>0.0479020994700171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01096035108248" calcext:value-type="float">
            <text:p>0.0401096035108248</text:p>
          </table:table-cell>
          <table:table-cell office:value-type="float" office:value="0.0476317784565864" calcext:value-type="float">
            <text:p>0.0476317784565864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398671922435797" calcext:value-type="float">
            <text:p>0.0398671922435797</text:p>
          </table:table-cell>
          <table:table-cell office:value-type="float" office:value="0.0473794268910573" calcext:value-type="float">
            <text:p>0.0473794268910573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397586314133544" calcext:value-type="float">
            <text:p>0.0397586314133544</text:p>
          </table:table-cell>
          <table:table-cell office:value-type="float" office:value="0.0471209428771399" calcext:value-type="float">
            <text:p>0.047120942877139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96022224389317" calcext:value-type="float">
            <text:p>0.0396022224389317</text:p>
          </table:table-cell>
          <table:table-cell office:value-type="float" office:value="0.0468600638382479" calcext:value-type="float">
            <text:p>0.0468600638382479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392220518279396" calcext:value-type="float">
            <text:p>0.0392220518279396</text:p>
          </table:table-cell>
          <table:table-cell office:value-type="float" office:value="0.0465701985956127" calcext:value-type="float">
            <text:p>0.0465701985956127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389447949914032" calcext:value-type="float">
            <text:p>0.0389447949914032</text:p>
          </table:table-cell>
          <table:table-cell office:value-type="float" office:value="0.0462950037223611" calcext:value-type="float">
            <text:p>0.0462950037223611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386424913392971" calcext:value-type="float">
            <text:p>0.0386424913392971</text:p>
          </table:table-cell>
          <table:table-cell office:value-type="float" office:value="0.0460198730752854" calcext:value-type="float">
            <text:p>0.046019873075285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383127045510611" calcext:value-type="float">
            <text:p>0.0383127045510611</text:p>
          </table:table-cell>
          <table:table-cell office:value-type="float" office:value="0.0458420399086061" calcext:value-type="float">
            <text:p>0.0458420399086061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379789325136657" calcext:value-type="float">
            <text:p>0.0379789325136657</text:p>
          </table:table-cell>
          <table:table-cell office:value-type="float" office:value="0.0455930746036979" calcext:value-type="float">
            <text:p>0.0455930746036979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376513632664575" calcext:value-type="float">
            <text:p>0.0376513632664575</text:p>
          </table:table-cell>
          <table:table-cell office:value-type="float" office:value="0.0452854646557112" calcext:value-type="float">
            <text:p>0.0452854646557112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374326835942598" calcext:value-type="float">
            <text:p>0.0374326835942598</text:p>
          </table:table-cell>
          <table:table-cell office:value-type="float" office:value="0.045056342573144" calcext:value-type="float">
            <text:p>0.045056342573144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372156593981735" calcext:value-type="float">
            <text:p>0.0372156593981735</text:p>
          </table:table-cell>
          <table:table-cell office:value-type="float" office:value="0.0447372646298366" calcext:value-type="float">
            <text:p>0.0447372646298366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370593476478052" calcext:value-type="float">
            <text:p>0.0370593476478052</text:p>
          </table:table-cell>
          <table:table-cell office:value-type="float" office:value="0.0444297469843269" calcext:value-type="float">
            <text:p>0.044429746984326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69246816015082" calcext:value-type="float">
            <text:p>0.0369246816015082</text:p>
          </table:table-cell>
          <table:table-cell office:value-type="float" office:value="0.0441185824603834" calcext:value-type="float">
            <text:p>0.0441185824603834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368688188438096" calcext:value-type="float">
            <text:p>0.0368688188438096</text:p>
          </table:table-cell>
          <table:table-cell office:value-type="float" office:value="0.0438493990838376" calcext:value-type="float">
            <text:p>0.0438493990838376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366345426347194" calcext:value-type="float">
            <text:p>0.0366345426347194</text:p>
          </table:table-cell>
          <table:table-cell office:value-type="float" office:value="0.0435447231765559" calcext:value-type="float">
            <text:p>0.0435447231765559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364066021494701" calcext:value-type="float">
            <text:p>0.0364066021494701</text:p>
          </table:table-cell>
          <table:table-cell office:value-type="float" office:value="0.043311996205174" calcext:value-type="float">
            <text:p>0.043311996205174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62039563630314" calcext:value-type="float">
            <text:p>0.0362039563630314</text:p>
          </table:table-cell>
          <table:table-cell office:value-type="float" office:value="0.0430576822766172" calcext:value-type="float">
            <text:p>0.0430576822766172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360703493844715" calcext:value-type="float">
            <text:p>0.0360703493844715</text:p>
          </table:table-cell>
          <table:table-cell office:value-type="float" office:value="0.0428281133951388" calcext:value-type="float">
            <text:p>0.0428281133951388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359100607061361" calcext:value-type="float">
            <text:p>0.0359100607061361</text:p>
          </table:table-cell>
          <table:table-cell office:value-type="float" office:value="0.0426005066774043" calcext:value-type="float">
            <text:p>0.0426005066774043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357579506397328" calcext:value-type="float">
            <text:p>0.0357579506397328</text:p>
          </table:table-cell>
          <table:table-cell office:value-type="float" office:value="0.0423046847741259" calcext:value-type="float">
            <text:p>0.0423046847741259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356019763385124" calcext:value-type="float">
            <text:p>0.0356019763385124</text:p>
          </table:table-cell>
          <table:table-cell office:value-type="float" office:value="0.0420473646457338" calcext:value-type="float">
            <text:p>0.0420473646457338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354747813198109" calcext:value-type="float">
            <text:p>0.0354747813198109</text:p>
          </table:table-cell>
          <table:table-cell office:value-type="float" office:value="0.0418114819923221" calcext:value-type="float">
            <text:p>0.0418114819923221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53373682593769" calcext:value-type="float">
            <text:p>0.0353373682593769</text:p>
          </table:table-cell>
          <table:table-cell office:value-type="float" office:value="0.0415132383039176" calcext:value-type="float">
            <text:p>0.0415132383039176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352342544958476" calcext:value-type="float">
            <text:p>0.0352342544958476</text:p>
          </table:table-cell>
          <table:table-cell office:value-type="float" office:value="0.0412370317786202" calcext:value-type="float">
            <text:p>0.0412370317786202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350521078836681" calcext:value-type="float">
            <text:p>0.0350521078836681</text:p>
          </table:table-cell>
          <table:table-cell office:value-type="float" office:value="0.0410131841246614" calcext:value-type="float">
            <text:p>0.0410131841246614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349273784051026" calcext:value-type="float">
            <text:p>0.0349273784051026</text:p>
          </table:table-cell>
          <table:table-cell office:value-type="float" office:value="0.0407875542216797" calcext:value-type="float">
            <text:p>0.0407875542216797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347893465826037" calcext:value-type="float">
            <text:p>0.0347893465826037</text:p>
          </table:table-cell>
          <table:table-cell office:value-type="float" office:value="0.0405089407629132" calcext:value-type="float">
            <text:p>0.040508940762913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346798060271463" calcext:value-type="float">
            <text:p>0.0346798060271463</text:p>
          </table:table-cell>
          <table:table-cell office:value-type="float" office:value="0.0401915508128786" calcext:value-type="float">
            <text:p>0.0401915508128786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345526237276196" calcext:value-type="float">
            <text:p>0.0345526237276196</text:p>
          </table:table-cell>
          <table:table-cell office:value-type="float" office:value="0.0399196795861752" calcext:value-type="float">
            <text:p>0.0399196795861752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344637441024476" calcext:value-type="float">
            <text:p>0.0344637441024476</text:p>
          </table:table-cell>
          <table:table-cell office:value-type="float" office:value="0.0398010740530627" calcext:value-type="float">
            <text:p>0.0398010740530627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43411288337104" calcext:value-type="float">
            <text:p>0.0343411288337104</text:p>
          </table:table-cell>
          <table:table-cell office:value-type="float" office:value="0.0396943330970194" calcext:value-type="float">
            <text:p>0.0396943330970194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342220501479962" calcext:value-type="float">
            <text:p>0.0342220501479962</text:p>
          </table:table-cell>
          <table:table-cell office:value-type="float" office:value="0.0397193554590616" calcext:value-type="float">
            <text:p>0.0397193554590616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410633179185" calcext:value-type="float">
            <text:p>0.03410633179185</text:p>
          </table:table-cell>
          <table:table-cell office:value-type="float" office:value="0.0397649000454263" calcext:value-type="float">
            <text:p>0.0397649000454263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3395948637395" calcext:value-type="float">
            <text:p>0.03395948637395</text:p>
          </table:table-cell>
          <table:table-cell office:value-type="float" office:value="0.0397303246647319" calcext:value-type="float">
            <text:p>0.0397303246647319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338823114803137" calcext:value-type="float">
            <text:p>0.0338823114803137</text:p>
          </table:table-cell>
          <table:table-cell office:value-type="float" office:value="0.0393303077361181" calcext:value-type="float">
            <text:p>0.039330307736118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33765659866348" calcext:value-type="float">
            <text:p>0.033765659866348</text:p>
          </table:table-cell>
          <table:table-cell office:value-type="float" office:value="0.039134479370473" calcext:value-type="float">
            <text:p>0.039134479370473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336447507514302" calcext:value-type="float">
            <text:p>0.0336447507514302</text:p>
          </table:table-cell>
          <table:table-cell office:value-type="float" office:value="0.0388683485456004" calcext:value-type="float">
            <text:p>0.0388683485456004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334971616565214" calcext:value-type="float">
            <text:p>0.0334971616565214</text:p>
          </table:table-cell>
          <table:table-cell office:value-type="float" office:value="0.0386845972654045" calcext:value-type="float">
            <text:p>0.0386845972654045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334323869407702" calcext:value-type="float">
            <text:p>0.0334323869407702</text:p>
          </table:table-cell>
          <table:table-cell office:value-type="float" office:value="0.0383624971679664" calcext:value-type="float">
            <text:p>0.0383624971679664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333177534154117" calcext:value-type="float">
            <text:p>0.0333177534154117</text:p>
          </table:table-cell>
          <table:table-cell office:value-type="float" office:value="0.0381563782234529" calcext:value-type="float">
            <text:p>0.0381563782234529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332086522547682" calcext:value-type="float">
            <text:p>0.0332086522547682</text:p>
          </table:table-cell>
          <table:table-cell office:value-type="float" office:value="0.0380153177211335" calcext:value-type="float">
            <text:p>0.0380153177211335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331278694033478" calcext:value-type="float">
            <text:p>0.0331278694033478</text:p>
          </table:table-cell>
          <table:table-cell office:value-type="float" office:value="0.0378537891401264" calcext:value-type="float">
            <text:p>0.0378537891401264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30132903127559" calcext:value-type="float">
            <text:p>0.0330132903127559</text:p>
          </table:table-cell>
          <table:table-cell office:value-type="float" office:value="0.0376925112638087" calcext:value-type="float">
            <text:p>0.0376925112638087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329181885013884" calcext:value-type="float">
            <text:p>0.0329181885013884</text:p>
          </table:table-cell>
          <table:table-cell office:value-type="float" office:value="0.0375959534529178" calcext:value-type="float">
            <text:p>0.0375959534529178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328515586827683" calcext:value-type="float">
            <text:p>0.0328515586827683</text:p>
          </table:table-cell>
          <table:table-cell office:value-type="float" office:value="0.0374451516716706" calcext:value-type="float">
            <text:p>0.0374451516716706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326911169811272" calcext:value-type="float">
            <text:p>0.0326911169811272</text:p>
          </table:table-cell>
          <table:table-cell office:value-type="float" office:value="0.0373378561449487" calcext:value-type="float">
            <text:p>0.0373378561449487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326852940506878" calcext:value-type="float">
            <text:p>0.0326852940506878</text:p>
          </table:table-cell>
          <table:table-cell office:value-type="float" office:value="0.0372049486309608" calcext:value-type="float">
            <text:p>0.0372049486309608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32556575201444" calcext:value-type="float">
            <text:p>0.032556575201444</text:p>
          </table:table-cell>
          <table:table-cell office:value-type="float" office:value="0.0371241091473904" calcext:value-type="float">
            <text:p>0.0371241091473904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324508170591895" calcext:value-type="float">
            <text:p>0.0324508170591895</text:p>
          </table:table-cell>
          <table:table-cell office:value-type="float" office:value="0.0369773740645631" calcext:value-type="float">
            <text:p>0.0369773740645631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323355258955532" calcext:value-type="float">
            <text:p>0.0323355258955532</text:p>
          </table:table-cell>
          <table:table-cell office:value-type="float" office:value="0.0368815760876708" calcext:value-type="float">
            <text:p>0.0368815760876708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322938007012671" calcext:value-type="float">
            <text:p>0.0322938007012671</text:p>
          </table:table-cell>
          <table:table-cell office:value-type="float" office:value="0.0367434764836571" calcext:value-type="float">
            <text:p>0.0367434764836571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322035730714005" calcext:value-type="float">
            <text:p>0.0322035730714005</text:p>
          </table:table-cell>
          <table:table-cell office:value-type="float" office:value="0.0366143701673864" calcext:value-type="float">
            <text:p>0.0366143701673864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21031088839549" calcext:value-type="float">
            <text:p>0.0321031088839549</text:p>
          </table:table-cell>
          <table:table-cell office:value-type="float" office:value="0.0365209355886039" calcext:value-type="float">
            <text:p>0.0365209355886039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32023368194092" calcext:value-type="float">
            <text:p>0.032023368194092</text:p>
          </table:table-cell>
          <table:table-cell office:value-type="float" office:value="0.0364025887161333" calcext:value-type="float">
            <text:p>0.0364025887161333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319306901011464" calcext:value-type="float">
            <text:p>0.0319306901011464</text:p>
          </table:table-cell>
          <table:table-cell office:value-type="float" office:value="0.0363264427191638" calcext:value-type="float">
            <text:p>0.0363264427191638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318623570435118" calcext:value-type="float">
            <text:p>0.0318623570435118</text:p>
          </table:table-cell>
          <table:table-cell office:value-type="float" office:value="0.036193601914359" calcext:value-type="float">
            <text:p>0.036193601914359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317748731303914" calcext:value-type="float">
            <text:p>0.0317748731303914</text:p>
          </table:table-cell>
          <table:table-cell office:value-type="float" office:value="0.0360988138956495" calcext:value-type="float">
            <text:p>0.0360988138956495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316798854645576" calcext:value-type="float">
            <text:p>0.0316798854645576</text:p>
          </table:table-cell>
          <table:table-cell office:value-type="float" office:value="0.035954084088216" calcext:value-type="float">
            <text:p>0.035954084088216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316540691028063" calcext:value-type="float">
            <text:p>0.0316540691028063</text:p>
          </table:table-cell>
          <table:table-cell office:value-type="float" office:value="0.0358759385085462" calcext:value-type="float">
            <text:p>0.0358759385085462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315301889310823" calcext:value-type="float">
            <text:p>0.0315301889310823</text:p>
          </table:table-cell>
          <table:table-cell office:value-type="float" office:value="0.0358051479988691" calcext:value-type="float">
            <text:p>0.0358051479988691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314561021442612" calcext:value-type="float">
            <text:p>0.0314561021442612</text:p>
          </table:table-cell>
          <table:table-cell office:value-type="float" office:value="0.0357265851783052" calcext:value-type="float">
            <text:p>0.0357265851783052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3141514333042" calcext:value-type="float">
            <text:p>0.03141514333042</text:p>
          </table:table-cell>
          <table:table-cell office:value-type="float" office:value="0.0356030964560669" calcext:value-type="float">
            <text:p>0.0356030964560669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12913556584103" calcext:value-type="float">
            <text:p>0.0312913556584103</text:p>
          </table:table-cell>
          <table:table-cell office:value-type="float" office:value="0.035484174550717" calcext:value-type="float">
            <text:p>0.035484174550717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312684021753345" calcext:value-type="float">
            <text:p>0.0312684021753345</text:p>
          </table:table-cell>
          <table:table-cell office:value-type="float" office:value="0.0354315282788061" calcext:value-type="float">
            <text:p>0.035431528278806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311806781128387" calcext:value-type="float">
            <text:p>0.0311806781128387</text:p>
          </table:table-cell>
          <table:table-cell office:value-type="float" office:value="0.0353087028055842" calcext:value-type="float">
            <text:p>0.0353087028055842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311197579893979" calcext:value-type="float">
            <text:p>0.0311197579893979</text:p>
          </table:table-cell>
          <table:table-cell office:value-type="float" office:value="0.0352354246984235" calcext:value-type="float">
            <text:p>0.0352354246984235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310291282975288" calcext:value-type="float">
            <text:p>0.0310291282975288</text:p>
          </table:table-cell>
          <table:table-cell office:value-type="float" office:value="0.0351157115154148" calcext:value-type="float">
            <text:p>0.0351157115154148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309618078715974" calcext:value-type="float">
            <text:p>0.0309618078715974</text:p>
          </table:table-cell>
          <table:table-cell office:value-type="float" office:value="0.0350383766284147" calcext:value-type="float">
            <text:p>0.0350383766284147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308971652286329" calcext:value-type="float">
            <text:p>0.0308971652286329</text:p>
          </table:table-cell>
          <table:table-cell office:value-type="float" office:value="0.0349329321347883" calcext:value-type="float">
            <text:p>0.0349329321347883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30837503599331" calcext:value-type="float">
            <text:p>0.030837503599331</text:p>
          </table:table-cell>
          <table:table-cell office:value-type="float" office:value="0.0348678242608724" calcext:value-type="float">
            <text:p>0.0348678242608724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307487812987775" calcext:value-type="float">
            <text:p>0.0307487812987775</text:p>
          </table:table-cell>
          <table:table-cell office:value-type="float" office:value="0.0347894072752694" calcext:value-type="float">
            <text:p>0.0347894072752694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30693712175743" calcext:value-type="float">
            <text:p>0.030693712175743</text:p>
          </table:table-cell>
          <table:table-cell office:value-type="float" office:value="0.0346825667585333" calcext:value-type="float">
            <text:p>0.0346825667585333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06715835710256" calcext:value-type="float">
            <text:p>0.0306715835710256</text:p>
          </table:table-cell>
          <table:table-cell office:value-type="float" office:value="0.0346184880220813" calcext:value-type="float">
            <text:p>0.0346184880220813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305873269904777" calcext:value-type="float">
            <text:p>0.0305873269904777</text:p>
          </table:table-cell>
          <table:table-cell office:value-type="float" office:value="0.0345658800969413" calcext:value-type="float">
            <text:p>0.0345658800969413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30516281619608" calcext:value-type="float">
            <text:p>0.030516281619608</text:p>
          </table:table-cell>
          <table:table-cell office:value-type="float" office:value="0.0344351599621686" calcext:value-type="float">
            <text:p>0.0344351599621686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304845110898682" calcext:value-type="float">
            <text:p>0.0304845110898682</text:p>
          </table:table-cell>
          <table:table-cell office:value-type="float" office:value="0.034364100494289" calcext:value-type="float">
            <text:p>0.03436410049428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303730967011121" calcext:value-type="float">
            <text:p>0.0303730967011121</text:p>
          </table:table-cell>
          <table:table-cell office:value-type="float" office:value="0.0343069222263514" calcext:value-type="float">
            <text:p>0.0343069222263514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303484539806288" calcext:value-type="float">
            <text:p>0.0303484539806288</text:p>
          </table:table-cell>
          <table:table-cell office:value-type="float" office:value="0.0342293322085165" calcext:value-type="float">
            <text:p>0.034229332208516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302609007846904" calcext:value-type="float">
            <text:p>0.0302609007846904</text:p>
          </table:table-cell>
          <table:table-cell office:value-type="float" office:value="0.0341372356641025" calcext:value-type="float">
            <text:p>0.0341372356641025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302347676493083" calcext:value-type="float">
            <text:p>0.0302347676493083</text:p>
          </table:table-cell>
          <table:table-cell office:value-type="float" office:value="0.0340895675952226" calcext:value-type="float">
            <text:p>0.0340895675952226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301435438665058" calcext:value-type="float">
            <text:p>0.0301435438665058</text:p>
          </table:table-cell>
          <table:table-cell office:value-type="float" office:value="0.0339732093444571" calcext:value-type="float">
            <text:p>0.0339732093444571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301267350767074" calcext:value-type="float">
            <text:p>0.0301267350767074</text:p>
          </table:table-cell>
          <table:table-cell office:value-type="float" office:value="0.0339351984832747" calcext:value-type="float">
            <text:p>0.0339351984832747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00214334955386" calcext:value-type="float">
            <text:p>0.0300214334955386</text:p>
          </table:table-cell>
          <table:table-cell office:value-type="float" office:value="0.033847465497935" calcext:value-type="float">
            <text:p>0.033847465497935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299864961575973" calcext:value-type="float">
            <text:p>0.0299864961575973</text:p>
          </table:table-cell>
          <table:table-cell office:value-type="float" office:value="0.0337669176083735" calcext:value-type="float">
            <text:p>0.0337669176083735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299298036803584" calcext:value-type="float">
            <text:p>0.0299298036803584</text:p>
          </table:table-cell>
          <table:table-cell office:value-type="float" office:value="0.0336830193161079" calcext:value-type="float">
            <text:p>0.0336830193161079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298653970908795" calcext:value-type="float">
            <text:p>0.0298653970908795</text:p>
          </table:table-cell>
          <table:table-cell office:value-type="float" office:value="0.0336294300770205" calcext:value-type="float">
            <text:p>0.0336294300770205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298051972192046" calcext:value-type="float">
            <text:p>0.0298051972192046</text:p>
          </table:table-cell>
          <table:table-cell office:value-type="float" office:value="0.0335679182864042" calcext:value-type="float">
            <text:p>0.0335679182864042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297440992013607" calcext:value-type="float">
            <text:p>0.0297440992013607</text:p>
          </table:table-cell>
          <table:table-cell office:value-type="float" office:value="0.0335140636910337" calcext:value-type="float">
            <text:p>0.0335140636910337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29720392210205" calcext:value-type="float">
            <text:p>0.029720392210205</text:p>
          </table:table-cell>
          <table:table-cell office:value-type="float" office:value="0.0334040577148913" calcext:value-type="float">
            <text:p>0.0334040577148913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296679614294011" calcext:value-type="float">
            <text:p>0.0296679614294011</text:p>
          </table:table-cell>
          <table:table-cell office:value-type="float" office:value="0.0333690861740139" calcext:value-type="float">
            <text:p>0.0333690861740139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296246606350433" calcext:value-type="float">
            <text:p>0.0296246606350433</text:p>
          </table:table-cell>
          <table:table-cell office:value-type="float" office:value="0.0332969151254273" calcext:value-type="float">
            <text:p>0.0332969151254273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295755815563321" calcext:value-type="float">
            <text:p>0.0295755815563321</text:p>
          </table:table-cell>
          <table:table-cell office:value-type="float" office:value="0.0332260563921082" calcext:value-type="float">
            <text:p>0.0332260563921082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5184993232756" calcext:value-type="float">
            <text:p>0.0295184993232756</text:p>
          </table:table-cell>
          <table:table-cell office:value-type="float" office:value="0.0331918572115522" calcext:value-type="float">
            <text:p>0.0331918572115522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294722071669016" calcext:value-type="float">
            <text:p>0.0294722071669016</text:p>
          </table:table-cell>
          <table:table-cell office:value-type="float" office:value="0.0331403548936744" calcext:value-type="float">
            <text:p>0.033140354893674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293921426278119" calcext:value-type="float">
            <text:p>0.0293921426278119</text:p>
          </table:table-cell>
          <table:table-cell office:value-type="float" office:value="0.0330971254053761" calcext:value-type="float">
            <text:p>0.0330971254053761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29377903666983" calcext:value-type="float">
            <text:p>0.029377903666983</text:p>
          </table:table-cell>
          <table:table-cell office:value-type="float" office:value="0.0329767286662896" calcext:value-type="float">
            <text:p>0.0329767286662896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293310413880031" calcext:value-type="float">
            <text:p>0.0293310413880031</text:p>
          </table:table-cell>
          <table:table-cell office:value-type="float" office:value="0.0329288467719053" calcext:value-type="float">
            <text:p>0.0329288467719053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2927934196019" calcext:value-type="float">
            <text:p>0.02927934196019</text:p>
          </table:table-cell>
          <table:table-cell office:value-type="float" office:value="0.0328620474208082" calcext:value-type="float">
            <text:p>0.0328620474208082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291996425484691" calcext:value-type="float">
            <text:p>0.0291996425484691</text:p>
          </table:table-cell>
          <table:table-cell office:value-type="float" office:value="0.0328369297955855" calcext:value-type="float">
            <text:p>0.0328369297955855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291778834596505" calcext:value-type="float">
            <text:p>0.0291778834596505</text:p>
          </table:table-cell>
          <table:table-cell office:value-type="float" office:value="0.0327546396809714" calcext:value-type="float">
            <text:p>0.0327546396809714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291495500727856" calcext:value-type="float">
            <text:p>0.0291495500727856</text:p>
          </table:table-cell>
          <table:table-cell office:value-type="float" office:value="0.0326692803314684" calcext:value-type="float">
            <text:p>0.032669280331468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291277856398497" calcext:value-type="float">
            <text:p>0.0291277856398497</text:p>
          </table:table-cell>
          <table:table-cell office:value-type="float" office:value="0.0326293947609184" calcext:value-type="float">
            <text:p>0.0326293947609184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0668995459827" calcext:value-type="float">
            <text:p>0.0290668995459827</text:p>
          </table:table-cell>
          <table:table-cell office:value-type="float" office:value="0.0325774873469555" calcext:value-type="float">
            <text:p>0.0325774873469555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290106046407716" calcext:value-type="float">
            <text:p>0.0290106046407716</text:p>
          </table:table-cell>
          <table:table-cell office:value-type="float" office:value="0.0325151329304241" calcext:value-type="float">
            <text:p>0.0325151329304241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289806403343265" calcext:value-type="float">
            <text:p>0.0289806403343265</text:p>
          </table:table-cell>
          <table:table-cell office:value-type="float" office:value="0.032491851691868" calcext:value-type="float">
            <text:p>0.032491851691868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289325061944826" calcext:value-type="float">
            <text:p>0.0289325061944826</text:p>
          </table:table-cell>
          <table:table-cell office:value-type="float" office:value="0.0324018432123282" calcext:value-type="float">
            <text:p>0.0324018432123282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288749155309256" calcext:value-type="float">
            <text:p>0.0288749155309256</text:p>
          </table:table-cell>
          <table:table-cell office:value-type="float" office:value="0.0323707552743083" calcext:value-type="float">
            <text:p>0.0323707552743083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288331368825047" calcext:value-type="float">
            <text:p>0.0288331368825047</text:p>
          </table:table-cell>
          <table:table-cell office:value-type="float" office:value="0.0323156784519053" calcext:value-type="float">
            <text:p>0.0323156784519053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287864049620816" calcext:value-type="float">
            <text:p>0.0287864049620816</text:p>
          </table:table-cell>
          <table:table-cell office:value-type="float" office:value="0.0322442208658921" calcext:value-type="float">
            <text:p>0.0322442208658921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287777570897687" calcext:value-type="float">
            <text:p>0.0287777570897687</text:p>
          </table:table-cell>
          <table:table-cell office:value-type="float" office:value="0.0322064071313089" calcext:value-type="float">
            <text:p>0.0322064071313089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287322077646413" calcext:value-type="float">
            <text:p>0.0287322077646413</text:p>
          </table:table-cell>
          <table:table-cell office:value-type="float" office:value="0.0321456514041845" calcext:value-type="float">
            <text:p>0.0321456514041845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286969530844528" calcext:value-type="float">
            <text:p>0.0286969530844528</text:p>
          </table:table-cell>
          <table:table-cell office:value-type="float" office:value="0.0321051026758306" calcext:value-type="float">
            <text:p>0.0321051026758306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62241408863" calcext:value-type="float">
            <text:p>0.02862241408863</text:p>
          </table:table-cell>
          <table:table-cell office:value-type="float" office:value="0.0320431962296479" calcext:value-type="float">
            <text:p>0.0320431962296479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285887425414383" calcext:value-type="float">
            <text:p>0.0285887425414383</text:p>
          </table:table-cell>
          <table:table-cell office:value-type="float" office:value="0.0320138571177961" calcext:value-type="float">
            <text:p>0.0320138571177961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285828362232776" calcext:value-type="float">
            <text:p>0.0285828362232776</text:p>
          </table:table-cell>
          <table:table-cell office:value-type="float" office:value="0.0319751016890161" calcext:value-type="float">
            <text:p>0.0319751016890161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285373168045485" calcext:value-type="float">
            <text:p>0.0285373168045485</text:p>
          </table:table-cell>
          <table:table-cell office:value-type="float" office:value="0.0319152779401049" calcext:value-type="float">
            <text:p>0.0319152779401049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285376307875249" calcext:value-type="float">
            <text:p>0.0285376307875249</text:p>
          </table:table-cell>
          <table:table-cell office:value-type="float" office:value="0.0318396579919749" calcext:value-type="float">
            <text:p>0.0318396579919749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284104667030188" calcext:value-type="float">
            <text:p>0.0284104667030188</text:p>
          </table:table-cell>
          <table:table-cell office:value-type="float" office:value="0.0318304361355316" calcext:value-type="float">
            <text:p>0.031830436135531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283803928752024" calcext:value-type="float">
            <text:p>0.0283803928752024</text:p>
          </table:table-cell>
          <table:table-cell office:value-type="float" office:value="0.0317723927419117" calcext:value-type="float">
            <text:p>0.031772392741911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284035722270493" calcext:value-type="float">
            <text:p>0.0284035722270493</text:p>
          </table:table-cell>
          <table:table-cell office:value-type="float" office:value="0.0317320238526583" calcext:value-type="float">
            <text:p>0.0317320238526583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283495898826183" calcext:value-type="float">
            <text:p>0.0283495898826183</text:p>
          </table:table-cell>
          <table:table-cell office:value-type="float" office:value="0.0316756160923367" calcext:value-type="float">
            <text:p>0.0316756160923367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283384653015096" calcext:value-type="float">
            <text:p>0.0283384653015096</text:p>
          </table:table-cell>
          <table:table-cell office:value-type="float" office:value="0.0316248824193324" calcext:value-type="float">
            <text:p>0.0316248824193324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8271744914717" calcext:value-type="float">
            <text:p>0.028271744914717</text:p>
          </table:table-cell>
          <table:table-cell office:value-type="float" office:value="0.0315725786728962" calcext:value-type="float">
            <text:p>0.0315725786728962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282433194902421" calcext:value-type="float">
            <text:p>0.0282433194902421</text:p>
          </table:table-cell>
          <table:table-cell office:value-type="float" office:value="0.0315492084256481" calcext:value-type="float">
            <text:p>0.0315492084256481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282097769422875" calcext:value-type="float">
            <text:p>0.0282097769422875</text:p>
          </table:table-cell>
          <table:table-cell office:value-type="float" office:value="0.031469884204004" calcext:value-type="float">
            <text:p>0.031469884204004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28173481575436" calcext:value-type="float">
            <text:p>0.028173481575436</text:p>
          </table:table-cell>
          <table:table-cell office:value-type="float" office:value="0.0314682820589489" calcext:value-type="float">
            <text:p>0.0314682820589489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281410446399085" calcext:value-type="float">
            <text:p>0.0281410446399085</text:p>
          </table:table-cell>
          <table:table-cell office:value-type="float" office:value="0.0314083659295038" calcext:value-type="float">
            <text:p>0.0314083659295038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281440730708435" calcext:value-type="float">
            <text:p>0.0281440730708435</text:p>
          </table:table-cell>
          <table:table-cell office:value-type="float" office:value="0.0313565473893631" calcext:value-type="float">
            <text:p>0.0313565473893631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280964631829721" calcext:value-type="float">
            <text:p>0.0280964631829721</text:p>
          </table:table-cell>
          <table:table-cell office:value-type="float" office:value="0.0313271072365642" calcext:value-type="float">
            <text:p>0.0313271072365642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280338003118582" calcext:value-type="float">
            <text:p>0.0280338003118582</text:p>
          </table:table-cell>
          <table:table-cell office:value-type="float" office:value="0.031301287565631" calcext:value-type="float">
            <text:p>0.03130128756563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280053624412614" calcext:value-type="float">
            <text:p>0.0280053624412614</text:p>
          </table:table-cell>
          <table:table-cell office:value-type="float" office:value="0.0312352857672429" calcext:value-type="float">
            <text:p>0.031235285767242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279720108881063" calcext:value-type="float">
            <text:p>0.0279720108881063</text:p>
          </table:table-cell>
          <table:table-cell office:value-type="float" office:value="0.0312443916740743" calcext:value-type="float">
            <text:p>0.031244391674074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79438047932649" calcext:value-type="float">
            <text:p>0.0279438047932649</text:p>
          </table:table-cell>
          <table:table-cell office:value-type="float" office:value="0.0311859674025567" calcext:value-type="float">
            <text:p>0.0311859674025567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279208502202191" calcext:value-type="float">
            <text:p>0.0279208502202191</text:p>
          </table:table-cell>
          <table:table-cell office:value-type="float" office:value="0.0311169800124154" calcext:value-type="float">
            <text:p>0.0311169800124154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279063804717702" calcext:value-type="float">
            <text:p>0.0279063804717702</text:p>
          </table:table-cell>
          <table:table-cell office:value-type="float" office:value="0.0310841024050015" calcext:value-type="float">
            <text:p>0.0310841024050015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278822964211686" calcext:value-type="float">
            <text:p>0.0278822964211686</text:p>
          </table:table-cell>
          <table:table-cell office:value-type="float" office:value="0.0310718841471485" calcext:value-type="float">
            <text:p>0.0310718841471485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27846762207194" calcext:value-type="float">
            <text:p>0.027846762207194</text:p>
          </table:table-cell>
          <table:table-cell office:value-type="float" office:value="0.0310442931040891" calcext:value-type="float">
            <text:p>0.0310442931040891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278053938108986" calcext:value-type="float">
            <text:p>0.0278053938108986</text:p>
          </table:table-cell>
          <table:table-cell office:value-type="float" office:value="0.0309686812609114" calcext:value-type="float">
            <text:p>0.0309686812609114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277463709874153" calcext:value-type="float">
            <text:p>0.0277463709874153</text:p>
          </table:table-cell>
          <table:table-cell office:value-type="float" office:value="0.0309647548239395" calcext:value-type="float">
            <text:p>0.0309647548239395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277844465674771" calcext:value-type="float">
            <text:p>0.0277844465674771</text:p>
          </table:table-cell>
          <table:table-cell office:value-type="float" office:value="0.0308832930563903" calcext:value-type="float">
            <text:p>0.0308832930563903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277039568711053" calcext:value-type="float">
            <text:p>0.0277039568711053</text:p>
          </table:table-cell>
          <table:table-cell office:value-type="float" office:value="0.0308205278313955" calcext:value-type="float">
            <text:p>0.0308205278313955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276614960775744" calcext:value-type="float">
            <text:p>0.0276614960775744</text:p>
          </table:table-cell>
          <table:table-cell office:value-type="float" office:value="0.0308238578289069" calcext:value-type="float">
            <text:p>0.0308238578289069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7701754259304" calcext:value-type="float">
            <text:p>0.027701754259304</text:p>
          </table:table-cell>
          <table:table-cell office:value-type="float" office:value="0.0307789649676964" calcext:value-type="float">
            <text:p>0.0307789649676964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276077983568018" calcext:value-type="float">
            <text:p>0.0276077983568018</text:p>
          </table:table-cell>
          <table:table-cell office:value-type="float" office:value="0.0307322217869139" calcext:value-type="float">
            <text:p>0.0307322217869139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276315856116504" calcext:value-type="float">
            <text:p>0.0276315856116504</text:p>
          </table:table-cell>
          <table:table-cell office:value-type="float" office:value="0.0307084863679576" calcext:value-type="float">
            <text:p>0.0307084863679576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27570702992824" calcext:value-type="float">
            <text:p>0.027570702992824</text:p>
          </table:table-cell>
          <table:table-cell office:value-type="float" office:value="0.0306388827496269" calcext:value-type="float">
            <text:p>0.0306388827496269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275794173037035" calcext:value-type="float">
            <text:p>0.0275794173037035</text:p>
          </table:table-cell>
          <table:table-cell office:value-type="float" office:value="0.0306369007991032" calcext:value-type="float">
            <text:p>0.0306369007991032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275423154214422" calcext:value-type="float">
            <text:p>0.0275423154214422</text:p>
          </table:table-cell>
          <table:table-cell office:value-type="float" office:value="0.0305859430076139" calcext:value-type="float">
            <text:p>0.0305859430076139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7497045610806" calcext:value-type="float">
            <text:p>0.027497045610806</text:p>
          </table:table-cell>
          <table:table-cell office:value-type="float" office:value="0.0305589420502259" calcext:value-type="float">
            <text:p>0.0305589420502259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274667694170308" calcext:value-type="float">
            <text:p>0.0274667694170308</text:p>
          </table:table-cell>
          <table:table-cell office:value-type="float" office:value="0.0305307616808196" calcext:value-type="float">
            <text:p>0.0305307616808196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274775620318768" calcext:value-type="float">
            <text:p>0.0274775620318768</text:p>
          </table:table-cell>
          <table:table-cell office:value-type="float" office:value="0.0304867055048225" calcext:value-type="float">
            <text:p>0.0304867055048225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274343636972297" calcext:value-type="float">
            <text:p>0.0274343636972297</text:p>
          </table:table-cell>
          <table:table-cell office:value-type="float" office:value="0.0304716052205864" calcext:value-type="float">
            <text:p>0.0304716052205864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274059578604459" calcext:value-type="float">
            <text:p>0.0274059578604459</text:p>
          </table:table-cell>
          <table:table-cell office:value-type="float" office:value="0.0304205069859062" calcext:value-type="float">
            <text:p>0.0304205069859062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273992469821948" calcext:value-type="float">
            <text:p>0.0273992469821948</text:p>
          </table:table-cell>
          <table:table-cell office:value-type="float" office:value="0.0303821902082074" calcext:value-type="float">
            <text:p>0.0303821902082074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273861708789962" calcext:value-type="float">
            <text:p>0.0273861708789962</text:p>
          </table:table-cell>
          <table:table-cell office:value-type="float" office:value="0.0303949635229132" calcext:value-type="float">
            <text:p>0.0303949635229132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273558064298119" calcext:value-type="float">
            <text:p>0.0273558064298119</text:p>
          </table:table-cell>
          <table:table-cell office:value-type="float" office:value="0.0303588536317249" calcext:value-type="float">
            <text:p>0.0303588536317249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273216303582758" calcext:value-type="float">
            <text:p>0.0273216303582758</text:p>
          </table:table-cell>
          <table:table-cell office:value-type="float" office:value="0.0303364053429572" calcext:value-type="float">
            <text:p>0.0303364053429572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272688881594575" calcext:value-type="float">
            <text:p>0.0272688881594575</text:p>
          </table:table-cell>
          <table:table-cell office:value-type="float" office:value="0.0302827303633335" calcext:value-type="float">
            <text:p>0.0302827303633335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272497081193803" calcext:value-type="float">
            <text:p>0.0272497081193803</text:p>
          </table:table-cell>
          <table:table-cell office:value-type="float" office:value="0.0302514167437426" calcext:value-type="float">
            <text:p>0.0302514167437426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272214509985473" calcext:value-type="float">
            <text:p>0.0272214509985473</text:p>
          </table:table-cell>
          <table:table-cell office:value-type="float" office:value="0.0301894553043116" calcext:value-type="float">
            <text:p>0.0301894553043116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272072976161965" calcext:value-type="float">
            <text:p>0.0272072976161965</text:p>
          </table:table-cell>
          <table:table-cell office:value-type="float" office:value="0.0302211858397058" calcext:value-type="float">
            <text:p>0.0302211858397058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271717693341532" calcext:value-type="float">
            <text:p>0.0271717693341532</text:p>
          </table:table-cell>
          <table:table-cell office:value-type="float" office:value="0.0301591395505222" calcext:value-type="float">
            <text:p>0.0301591395505222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271479536269468" calcext:value-type="float">
            <text:p>0.0271479536269468</text:p>
          </table:table-cell>
          <table:table-cell office:value-type="float" office:value="0.0301436523109654" calcext:value-type="float">
            <text:p>0.0301436523109654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271254509796177" calcext:value-type="float">
            <text:p>0.0271254509796177</text:p>
          </table:table-cell>
          <table:table-cell office:value-type="float" office:value="0.0301052937256826" calcext:value-type="float">
            <text:p>0.030105293725682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271019373152222" calcext:value-type="float">
            <text:p>0.0271019373152222</text:p>
          </table:table-cell>
          <table:table-cell office:value-type="float" office:value="0.0301032907301142" calcext:value-type="float">
            <text:p>0.0301032907301142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270535995876983" calcext:value-type="float">
            <text:p>0.0270535995876983</text:p>
          </table:table-cell>
          <table:table-cell office:value-type="float" office:value="0.0300529560461473" calcext:value-type="float">
            <text:p>0.0300529560461473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270487053008559" calcext:value-type="float">
            <text:p>0.0270487053008559</text:p>
          </table:table-cell>
          <table:table-cell office:value-type="float" office:value="0.0300371483263797" calcext:value-type="float">
            <text:p>0.0300371483263797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270280493118327" calcext:value-type="float">
            <text:p>0.0270280493118327</text:p>
          </table:table-cell>
          <table:table-cell office:value-type="float" office:value="0.0299594193162759" calcext:value-type="float">
            <text:p>0.0299594193162759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269539886929638" calcext:value-type="float">
            <text:p>0.0269539886929638</text:p>
          </table:table-cell>
          <table:table-cell office:value-type="float" office:value="0.0300021260916178" calcext:value-type="float">
            <text:p>0.0300021260916178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269380483440716" calcext:value-type="float">
            <text:p>0.0269380483440716</text:p>
          </table:table-cell>
          <table:table-cell office:value-type="float" office:value="0.0299445742087732" calcext:value-type="float">
            <text:p>0.0299445742087732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269254208007897" calcext:value-type="float">
            <text:p>0.0269254208007897</text:p>
          </table:table-cell>
          <table:table-cell office:value-type="float" office:value="0.0299369198703499" calcext:value-type="float">
            <text:p>0.0299369198703499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268502803505725" calcext:value-type="float">
            <text:p>0.0268502803505725</text:p>
          </table:table-cell>
          <table:table-cell office:value-type="float" office:value="0.0298944275716683" calcext:value-type="float">
            <text:p>0.0298944275716683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267522604488974" calcext:value-type="float">
            <text:p>0.0267522604488974</text:p>
          </table:table-cell>
          <table:table-cell office:value-type="float" office:value="0.0298638690046306" calcext:value-type="float">
            <text:p>0.0298638690046306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267375478333107" calcext:value-type="float">
            <text:p>0.0267375478333107</text:p>
          </table:table-cell>
          <table:table-cell office:value-type="float" office:value="0.0298611147979588" calcext:value-type="float">
            <text:p>0.0298611147979588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266401570131875" calcext:value-type="float">
            <text:p>0.0266401570131875</text:p>
          </table:table-cell>
          <table:table-cell office:value-type="float" office:value="0.0298425213383031" calcext:value-type="float">
            <text:p>0.0298425213383031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26582729803515" calcext:value-type="float">
            <text:p>0.026582729803515</text:p>
          </table:table-cell>
          <table:table-cell office:value-type="float" office:value="0.0297621067142099" calcext:value-type="float">
            <text:p>0.0297621067142099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264899796873808" calcext:value-type="float">
            <text:p>0.0264899796873808</text:p>
          </table:table-cell>
          <table:table-cell office:value-type="float" office:value="0.0297755079011223" calcext:value-type="float">
            <text:p>0.0297755079011223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264641813199277" calcext:value-type="float">
            <text:p>0.0264641813199277</text:p>
          </table:table-cell>
          <table:table-cell office:value-type="float" office:value="0.0297420543086525" calcext:value-type="float">
            <text:p>0.0297420543086525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263742272003135" calcext:value-type="float">
            <text:p>0.0263742272003135</text:p>
          </table:table-cell>
          <table:table-cell office:value-type="float" office:value="0.0297045562826771" calcext:value-type="float">
            <text:p>0.0297045562826771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263206814897639" calcext:value-type="float">
            <text:p>0.0263206814897639</text:p>
          </table:table-cell>
          <table:table-cell office:value-type="float" office:value="0.0296941626568687" calcext:value-type="float">
            <text:p>0.0296941626568687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262534546093723" calcext:value-type="float">
            <text:p>0.0262534546093723</text:p>
          </table:table-cell>
          <table:table-cell office:value-type="float" office:value="0.0296429349062755" calcext:value-type="float">
            <text:p>0.0296429349062755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261764043830612" calcext:value-type="float">
            <text:p>0.0261764043830612</text:p>
          </table:table-cell>
          <table:table-cell office:value-type="float" office:value="0.0296411722409483" calcext:value-type="float">
            <text:p>0.0296411722409483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261478062728462" calcext:value-type="float">
            <text:p>0.0261478062728462</text:p>
          </table:table-cell>
          <table:table-cell office:value-type="float" office:value="0.0296336910749267" calcext:value-type="float">
            <text:p>0.0296336910749267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260685997526593" calcext:value-type="float">
            <text:p>0.0260685997526593</text:p>
          </table:table-cell>
          <table:table-cell office:value-type="float" office:value="0.029573411242821" calcext:value-type="float">
            <text:p>0.029573411242821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260461490332146" calcext:value-type="float">
            <text:p>0.0260461490332146</text:p>
          </table:table-cell>
          <table:table-cell office:value-type="float" office:value="0.0296027078723502" calcext:value-type="float">
            <text:p>0.0296027078723502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25982583401417" calcext:value-type="float">
            <text:p>0.025982583401417</text:p>
          </table:table-cell>
          <table:table-cell office:value-type="float" office:value="0.0295418328214333" calcext:value-type="float">
            <text:p>0.0295418328214333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259761930428437" calcext:value-type="float">
            <text:p>0.0259761930428437</text:p>
          </table:table-cell>
          <table:table-cell office:value-type="float" office:value="0.0295555054590081" calcext:value-type="float">
            <text:p>0.0295555054590081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258905748476426" calcext:value-type="float">
            <text:p>0.0258905748476426</text:p>
          </table:table-cell>
          <table:table-cell office:value-type="float" office:value="0.0295121462628217" calcext:value-type="float">
            <text:p>0.0295121462628217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258825075757774" calcext:value-type="float">
            <text:p>0.0258825075757774</text:p>
          </table:table-cell>
          <table:table-cell office:value-type="float" office:value="0.0294859257181823" calcext:value-type="float">
            <text:p>0.0294859257181823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258177197997789" calcext:value-type="float">
            <text:p>0.0258177197997789</text:p>
          </table:table-cell>
          <table:table-cell office:value-type="float" office:value="0.0294953143048517" calcext:value-type="float">
            <text:p>0.0294953143048517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25819484942851" calcext:value-type="float">
            <text:p>0.025819484942851</text:p>
          </table:table-cell>
          <table:table-cell office:value-type="float" office:value="0.029437158731542" calcext:value-type="float">
            <text:p>0.029437158731542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257906560550534" calcext:value-type="float">
            <text:p>0.0257906560550534</text:p>
          </table:table-cell>
          <table:table-cell office:value-type="float" office:value="0.0294202518382096" calcext:value-type="float">
            <text:p>0.0294202518382096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257533015021126" calcext:value-type="float">
            <text:p>0.0257533015021126</text:p>
          </table:table-cell>
          <table:table-cell office:value-type="float" office:value="0.0294164705834835" calcext:value-type="float">
            <text:p>0.0294164705834835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9.3756in" svg:height="6.315in" svg:x="0.0004in" svg:y="0.1783in">
            <draw:object draw:notify-on-update-of-ranges="Sheet1.A12:Sheet1.A302 Sheet1.B2:Sheet1.B2 Sheet1.B12:Sheet1.B302 Sheet1.C2:Sheet1.C2 Sheet1.C12:Sheet1.C3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3602in" svg:height="6.2642in" svg:x="10.6835in" svg:y="0.1953in">
            <draw:object draw:notify-on-update-of-ranges="Sheet1.G3:Sheet1.G32 Sheet1.H2:Sheet1.H2 Sheet1.H3:Sheet1.H32 Sheet1.I2:Sheet1.I2 Sheet1.I3:Sheet1.I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8T14:05:08.022000000</meta:creation-date>
    <dc:date>2022-04-18T14:09:07.732000000</dc:date>
    <meta:editing-duration>PT3M59S</meta:editing-duration>
    <meta:editing-cycles>2</meta:editing-cycles>
    <meta:generator>LibreOffice/7.2.1.2$Windows_X86_64 LibreOffice_project/87b77fad49947c1441b67c559c339af8f3517e22</meta:generator>
    <meta:document-statistic meta:table-count="2" meta:cell-count="99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815cm" svg:height="16.041cm" xlink:href=".." xlink:type="simple" chart:class="chart:line" chart:style-name="ch1">
        <chart:title svg:x="10.448cm" svg:y="0.456cm" chart:style-name="ch2">
          <text:p>Training Loss</text:p>
        </chart:title>
        <chart:legend chart:legend-position="end" svg:x="21.899cm" svg:y="7.466cm" style:legend-expansion="high" chart:style-name="ch3"/>
        <chart:plot-area chart:style-name="ch4" table:cell-range-address="Sheet1.A12:Sheet1.C302 Sheet1.B2:Sheet1.C2" chart:data-source-has-labels="both" svg:x="1.477cm" svg:y="1.581cm" svg:width="19.946cm" svg:height="13.169cm">
          <chart:coordinate-region svg:x="2.405cm" svg:y="1.699cm" svg:width="19.006cm" svg:height="12.027cm"/>
          <chart:axis chart:dimension="x" chart:name="primary-x" chart:style-name="ch5" chartooo:axis-type="auto">
            <chartooo:date-scale/>
            <chart:title svg:x="10.461cm" svg:y="15.07cm" chart:style-name="ch6">
              <text:p>Training Loss</text:p>
            </chart:title>
            <chart:categories table:cell-range-address="Sheet1.A12:Sheet1.A302"/>
          </chart:axis>
          <chart:axis chart:dimension="y" chart:name="primary-y" chart:style-name="ch5">
            <chart:title svg:x="0.451cm" svg:y="8.751cm" chart:style-name="ch7">
              <text:p>Epochs</text:p>
            </chart:title>
            <chart:grid chart:style-name="ch8" chart:class="major"/>
          </chart:axis>
          <chart:series chart:style-name="ch9" chart:values-cell-range-address="Sheet1.B12:Sheet1.B302" chart:label-cell-address="Sheet1.B2:Sheet1.B2" chart:class="chart:line">
            <chart:data-point chart:repeated="291"/>
          </chart:series>
          <chart:series chart:style-name="ch10" chart:values-cell-range-address="Sheet1.C12:Sheet1.C302" chart:label-cell-address="Sheet1.C2:Sheet1.C2" chart:class="chart:line">
            <chart:data-point chart:repeated="2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0</text:p>
                <draw:g>
                  <svg:desc>Sheet1.B2:Sheet1.B2</svg:desc>
                </draw:g>
              </table:table-cell>
              <table:table-cell office:value-type="string">
                <text:p>200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2:Sheet1.A302</svg:desc>
                </draw:g>
              </table:table-cell>
              <table:table-cell office:value-type="float" office:value="0.206967964141811">
                <text:p>0.206967964141811</text:p>
                <draw:g>
                  <svg:desc>Sheet1.B12:Sheet1.B302</svg:desc>
                </draw:g>
              </table:table-cell>
              <table:table-cell office:value-type="float" office:value="0.269000540474507">
                <text:p>0.269000540474507</text:p>
                <draw:g>
                  <svg:desc>Sheet1.C12:Sheet1.C302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8865199947855">
                <text:p>0.18865199947855</text:p>
              </table:table-cell>
              <table:table-cell office:value-type="float" office:value="0.244536067724292">
                <text:p>0.2445360677242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74374537214838">
                <text:p>0.174374537214838</text:p>
              </table:table-cell>
              <table:table-cell office:value-type="float" office:value="0.225296707955429">
                <text:p>0.225296707955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62747055358395">
                <text:p>0.162747055358395</text:p>
              </table:table-cell>
              <table:table-cell office:value-type="float" office:value="0.209845362015967">
                <text:p>0.2098453620159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53112945303947">
                <text:p>0.153112945303947</text:p>
              </table:table-cell>
              <table:table-cell office:value-type="float" office:value="0.196924216736978">
                <text:p>0.1969242167369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44989702414982">
                <text:p>0.144989702414982</text:p>
              </table:table-cell>
              <table:table-cell office:value-type="float" office:value="0.185973065236284">
                <text:p>0.1859730652362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37974674240935">
                <text:p>0.137974674240935</text:p>
              </table:table-cell>
              <table:table-cell office:value-type="float" office:value="0.176576550241509">
                <text:p>0.1765765502415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31912726068325">
                <text:p>0.131912726068325</text:p>
              </table:table-cell>
              <table:table-cell office:value-type="float" office:value="0.168507549412213">
                <text:p>0.1685075494122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26532127118219">
                <text:p>0.126532127118219</text:p>
              </table:table-cell>
              <table:table-cell office:value-type="float" office:value="0.161263520917766">
                <text:p>0.1612635209177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21749671521923">
                <text:p>0.121749671521923</text:p>
              </table:table-cell>
              <table:table-cell office:value-type="float" office:value="0.154799486464654">
                <text:p>0.1547994864646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17399135556166">
                <text:p>0.117399135556166</text:p>
              </table:table-cell>
              <table:table-cell office:value-type="float" office:value="0.149132720856925">
                <text:p>0.1491327208569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1349385158013">
                <text:p>0.11349385158013</text:p>
              </table:table-cell>
              <table:table-cell office:value-type="float" office:value="0.143733006933905">
                <text:p>0.14373300693390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0995819750219">
                <text:p>0.10995819750219</text:p>
              </table:table-cell>
              <table:table-cell office:value-type="float" office:value="0.139046150093328">
                <text:p>0.1390461500933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06669571133933">
                <text:p>0.106669571133933</text:p>
              </table:table-cell>
              <table:table-cell office:value-type="float" office:value="0.134772518134483">
                <text:p>0.13477251813448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03645204674588">
                <text:p>0.103645204674588</text:p>
              </table:table-cell>
              <table:table-cell office:value-type="float" office:value="0.130687244758602">
                <text:p>0.13068724475860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0093144321906">
                <text:p>0.10093144321906</text:p>
              </table:table-cell>
              <table:table-cell office:value-type="float" office:value="0.126989738673262">
                <text:p>0.12698973867326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983146767556766">
                <text:p>0.0983146767556766</text:p>
              </table:table-cell>
              <table:table-cell office:value-type="float" office:value="0.123475510826802">
                <text:p>0.1234755108268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959262582976782">
                <text:p>0.0959262582976782</text:p>
              </table:table-cell>
              <table:table-cell office:value-type="float" office:value="0.120264189036779">
                <text:p>0.12026418903677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936537395098213">
                <text:p>0.0936537395098213</text:p>
              </table:table-cell>
              <table:table-cell office:value-type="float" office:value="0.117376744088697">
                <text:p>0.11737674408869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915401682693835">
                <text:p>0.0915401682693835</text:p>
              </table:table-cell>
              <table:table-cell office:value-type="float" office:value="0.114396419690214">
                <text:p>0.1143964196902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89526595317815">
                <text:p>0.089526595317815</text:p>
              </table:table-cell>
              <table:table-cell office:value-type="float" office:value="0.111845435825972">
                <text:p>0.11184543582597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87624651880675">
                <text:p>0.087624651880675</text:p>
              </table:table-cell>
              <table:table-cell office:value-type="float" office:value="0.109405707728527">
                <text:p>0.10940570772852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859091453396694">
                <text:p>0.0859091453396694</text:p>
              </table:table-cell>
              <table:table-cell office:value-type="float" office:value="0.106907708143533">
                <text:p>0.10690770814353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841906941388154">
                <text:p>0.0841906941388154</text:p>
              </table:table-cell>
              <table:table-cell office:value-type="float" office:value="0.104728475677494">
                <text:p>0.10472847567749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826411942467156">
                <text:p>0.0826411942467156</text:p>
              </table:table-cell>
              <table:table-cell office:value-type="float" office:value="0.102632278286874">
                <text:p>0.10263227828687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810821014767801">
                <text:p>0.0810821014767801</text:p>
              </table:table-cell>
              <table:table-cell office:value-type="float" office:value="0.100673354534765">
                <text:p>0.10067335453476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796733920938859">
                <text:p>0.0796733920938859</text:p>
              </table:table-cell>
              <table:table-cell office:value-type="float" office:value="0.0987224317140869">
                <text:p>0.098722431714086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782281863765784">
                <text:p>0.0782281863765784</text:p>
              </table:table-cell>
              <table:table-cell office:value-type="float" office:value="0.0970930982513831">
                <text:p>0.097093098251383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769897951480702">
                <text:p>0.0769897951480702</text:p>
              </table:table-cell>
              <table:table-cell office:value-type="float" office:value="0.0951822561735089">
                <text:p>0.095182256173508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756984818153776">
                <text:p>0.0756984818153776</text:p>
              </table:table-cell>
              <table:table-cell office:value-type="float" office:value="0.0935041310342255">
                <text:p>0.09350413103422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744736702172141">
                <text:p>0.0744736702172141</text:p>
              </table:table-cell>
              <table:table-cell office:value-type="float" office:value="0.0919761152299131">
                <text:p>0.091976115229913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733113571689815">
                <text:p>0.0733113571689815</text:p>
              </table:table-cell>
              <table:table-cell office:value-type="float" office:value="0.0904151320430563">
                <text:p>0.090415132043056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722216781231899">
                <text:p>0.0722216781231899</text:p>
              </table:table-cell>
              <table:table-cell office:value-type="float" office:value="0.0889497081417521">
                <text:p>0.088949708141752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711287090909939">
                <text:p>0.0711287090909939</text:p>
              </table:table-cell>
              <table:table-cell office:value-type="float" office:value="0.0875965214967946">
                <text:p>0.087596521496794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701151768734139">
                <text:p>0.0701151768734139</text:p>
              </table:table-cell>
              <table:table-cell office:value-type="float" office:value="0.0861949839290012">
                <text:p>0.086194983929001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691419487712466">
                <text:p>0.0691419487712466</text:p>
              </table:table-cell>
              <table:table-cell office:value-type="float" office:value="0.0849689119785363">
                <text:p>0.084968911978536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681998660536326">
                <text:p>0.0681998660536326</text:p>
              </table:table-cell>
              <table:table-cell office:value-type="float" office:value="0.0835878301019731">
                <text:p>0.083587830101973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672548808731615">
                <text:p>0.0672548808731615</text:p>
              </table:table-cell>
              <table:table-cell office:value-type="float" office:value="0.0824361732223743">
                <text:p>0.08243617322237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663881542065997">
                <text:p>0.0663881542065997</text:p>
              </table:table-cell>
              <table:table-cell office:value-type="float" office:value="0.0812720714493233">
                <text:p>0.081272071449323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65556065531102">
                <text:p>0.065556065531102</text:p>
              </table:table-cell>
              <table:table-cell office:value-type="float" office:value="0.0800888099453028">
                <text:p>0.08008880994530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64759624714126">
                <text:p>0.064759624714126</text:p>
              </table:table-cell>
              <table:table-cell office:value-type="float" office:value="0.0789482389972669">
                <text:p>0.078948238997266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639200457396621">
                <text:p>0.0639200457396621</text:p>
              </table:table-cell>
              <table:table-cell office:value-type="float" office:value="0.0779402371517596">
                <text:p>0.077940237151759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631833905633822">
                <text:p>0.0631833905633822</text:p>
              </table:table-cell>
              <table:table-cell office:value-type="float" office:value="0.076867626410746">
                <text:p>0.07686762641074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624490168044632">
                <text:p>0.0624490168044632</text:p>
              </table:table-cell>
              <table:table-cell office:value-type="float" office:value="0.0759424634571728">
                <text:p>0.075942463457172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616800605044731">
                <text:p>0.0616800605044731</text:p>
              </table:table-cell>
              <table:table-cell office:value-type="float" office:value="0.0749279427848561">
                <text:p>0.074927942784856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610125681204727">
                <text:p>0.0610125681204727</text:p>
              </table:table-cell>
              <table:table-cell office:value-type="float" office:value="0.0740671122722048">
                <text:p>0.074067112272204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603231925930895">
                <text:p>0.0603231925930895</text:p>
              </table:table-cell>
              <table:table-cell office:value-type="float" office:value="0.0731058962134656">
                <text:p>0.073105896213465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596714525106323">
                <text:p>0.0596714525106323</text:p>
              </table:table-cell>
              <table:table-cell office:value-type="float" office:value="0.0722283431376291">
                <text:p>0.072228343137629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590163255666818">
                <text:p>0.0590163255666818</text:p>
              </table:table-cell>
              <table:table-cell office:value-type="float" office:value="0.0715006464746162">
                <text:p>0.071500646474616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583856431695232">
                <text:p>0.0583856431695232</text:p>
              </table:table-cell>
              <table:table-cell office:value-type="float" office:value="0.0705495420764429">
                <text:p>0.07054954207644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577813967851131">
                <text:p>0.0577813967851131</text:p>
              </table:table-cell>
              <table:table-cell office:value-type="float" office:value="0.0697801540274104">
                <text:p>0.069780154027410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571866408290599">
                <text:p>0.0571866408290599</text:p>
              </table:table-cell>
              <table:table-cell office:value-type="float" office:value="0.069051879333979">
                <text:p>0.06905187933397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565837600651497">
                <text:p>0.0565837600651497</text:p>
              </table:table-cell>
              <table:table-cell office:value-type="float" office:value="0.0681886346971752">
                <text:p>0.068188634697175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5606865054701">
                <text:p>0.05606865054701</text:p>
              </table:table-cell>
              <table:table-cell office:value-type="float" office:value="0.0675100116720865">
                <text:p>0.067510011672086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555441022905242">
                <text:p>0.0555441022905242</text:p>
              </table:table-cell>
              <table:table-cell office:value-type="float" office:value="0.0668277949244065">
                <text:p>0.066827794924406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549878972007861">
                <text:p>0.0549878972007861</text:p>
              </table:table-cell>
              <table:table-cell office:value-type="float" office:value="0.0660863958026887">
                <text:p>0.066086395802688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544857195677621">
                <text:p>0.0544857195677621</text:p>
              </table:table-cell>
              <table:table-cell office:value-type="float" office:value="0.065440373845064">
                <text:p>0.06544037384506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539457156259847">
                <text:p>0.0539457156259847</text:p>
              </table:table-cell>
              <table:table-cell office:value-type="float" office:value="0.0646787195959455">
                <text:p>0.064678719595945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534491303960672">
                <text:p>0.0534491303960672</text:p>
              </table:table-cell>
              <table:table-cell office:value-type="float" office:value="0.0640718578060344">
                <text:p>0.064071857806034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529304980742299">
                <text:p>0.0529304980742299</text:p>
              </table:table-cell>
              <table:table-cell office:value-type="float" office:value="0.0634429734311331">
                <text:p>0.06344297343113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2421444538773">
                <text:p>0.052421444538773</text:p>
              </table:table-cell>
              <table:table-cell office:value-type="float" office:value="0.0628739833010095">
                <text:p>0.062873983301009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520168516422005">
                <text:p>0.0520168516422005</text:p>
              </table:table-cell>
              <table:table-cell office:value-type="float" office:value="0.0622369512367752">
                <text:p>0.062236951236775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515813543003739">
                <text:p>0.0515813543003739</text:p>
              </table:table-cell>
              <table:table-cell office:value-type="float" office:value="0.0616911422478617">
                <text:p>0.061691142247861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510813827017642">
                <text:p>0.0510813827017642</text:p>
              </table:table-cell>
              <table:table-cell office:value-type="float" office:value="0.0611337851853806">
                <text:p>0.061133785185380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506835725006237">
                <text:p>0.0506835725006237</text:p>
              </table:table-cell>
              <table:table-cell office:value-type="float" office:value="0.0605031701872484">
                <text:p>0.060503170187248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502803007210334">
                <text:p>0.0502803007210334</text:p>
              </table:table-cell>
              <table:table-cell office:value-type="float" office:value="0.060046666138267">
                <text:p>0.06004666613826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49901244007702">
                <text:p>0.049901244007702</text:p>
              </table:table-cell>
              <table:table-cell office:value-type="float" office:value="0.0594529739674697">
                <text:p>0.059452973967469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494855420693772">
                <text:p>0.0494855420693772</text:p>
              </table:table-cell>
              <table:table-cell office:value-type="float" office:value="0.0589346753173547">
                <text:p>0.058934675317354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490875415771185">
                <text:p>0.0490875415771185</text:p>
              </table:table-cell>
              <table:table-cell office:value-type="float" office:value="0.0585361511464174">
                <text:p>0.058536151146417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486753782298561">
                <text:p>0.0486753782298561</text:p>
              </table:table-cell>
              <table:table-cell office:value-type="float" office:value="0.0579272928159769">
                <text:p>0.05792729281597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48318157158753">
                <text:p>0.048318157158753</text:p>
              </table:table-cell>
              <table:table-cell office:value-type="float" office:value="0.0574660737416719">
                <text:p>0.057466073741671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479352835423919">
                <text:p>0.0479352835423919</text:p>
              </table:table-cell>
              <table:table-cell office:value-type="float" office:value="0.0570071564181981">
                <text:p>0.057007156418198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475892896564307">
                <text:p>0.0475892896564307</text:p>
              </table:table-cell>
              <table:table-cell office:value-type="float" office:value="0.0565541596012049">
                <text:p>0.056554159601204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472238209278664">
                <text:p>0.0472238209278664</text:p>
              </table:table-cell>
              <table:table-cell office:value-type="float" office:value="0.056141169018189">
                <text:p>0.05614116901818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468771191019761">
                <text:p>0.0468771191019761</text:p>
              </table:table-cell>
              <table:table-cell office:value-type="float" office:value="0.0556513011850011">
                <text:p>0.055651301185001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465537385843157">
                <text:p>0.0465537385843157</text:p>
              </table:table-cell>
              <table:table-cell office:value-type="float" office:value="0.0552169541934846">
                <text:p>0.055216954193484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462054233286486">
                <text:p>0.0462054233286486</text:p>
              </table:table-cell>
              <table:table-cell office:value-type="float" office:value="0.0548656505246159">
                <text:p>0.054865650524615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458945500238267">
                <text:p>0.0458945500238267</text:p>
              </table:table-cell>
              <table:table-cell office:value-type="float" office:value="0.0543783043964448">
                <text:p>0.054378304396444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455990850794279">
                <text:p>0.0455990850794279</text:p>
              </table:table-cell>
              <table:table-cell office:value-type="float" office:value="0.0540490768152308">
                <text:p>0.054049076815230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453069896453892">
                <text:p>0.0453069896453892</text:p>
              </table:table-cell>
              <table:table-cell office:value-type="float" office:value="0.0535604119073006">
                <text:p>0.053560411907300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44975426454014">
                <text:p>0.044975426454014</text:p>
              </table:table-cell>
              <table:table-cell office:value-type="float" office:value="0.0531869664024439">
                <text:p>0.053186966402443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446692776068245">
                <text:p>0.0446692776068245</text:p>
              </table:table-cell>
              <table:table-cell office:value-type="float" office:value="0.0528719491166769">
                <text:p>0.052871949116676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443441109105974">
                <text:p>0.0443441109105974</text:p>
              </table:table-cell>
              <table:table-cell office:value-type="float" office:value="0.0524427128320937">
                <text:p>0.052442712832093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440736278659439">
                <text:p>0.0440736278659439</text:p>
              </table:table-cell>
              <table:table-cell office:value-type="float" office:value="0.0520976705651466">
                <text:p>0.052097670565146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437640808095874">
                <text:p>0.0437640808095874</text:p>
              </table:table-cell>
              <table:table-cell office:value-type="float" office:value="0.0517133837611581">
                <text:p>0.051713383761158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434672313096154">
                <text:p>0.0434672313096154</text:p>
              </table:table-cell>
              <table:table-cell office:value-type="float" office:value="0.0513802014665102">
                <text:p>0.051380201466510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431575229253273">
                <text:p>0.0431575229253273</text:p>
              </table:table-cell>
              <table:table-cell office:value-type="float" office:value="0.0510466932476485">
                <text:p>0.051046693247648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42921004352544">
                <text:p>0.042921004352544</text:p>
              </table:table-cell>
              <table:table-cell office:value-type="float" office:value="0.0507005683828659">
                <text:p>0.050700568382865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426438325580275">
                <text:p>0.0426438325580275</text:p>
              </table:table-cell>
              <table:table-cell office:value-type="float" office:value="0.05036350359063">
                <text:p>0.0503635035906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424116878524038">
                <text:p>0.0424116878524038</text:p>
              </table:table-cell>
              <table:table-cell office:value-type="float" office:value="0.0500644555233908">
                <text:p>0.05006445552339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21208780695662">
                <text:p>0.0421208780695662</text:p>
              </table:table-cell>
              <table:table-cell office:value-type="float" office:value="0.0496839789417005">
                <text:p>0.049683978941700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418770691477159">
                <text:p>0.0418770691477159</text:p>
              </table:table-cell>
              <table:table-cell office:value-type="float" office:value="0.0493803435786109">
                <text:p>0.049380343578610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416449789388365">
                <text:p>0.0416449789388365</text:p>
              </table:table-cell>
              <table:table-cell office:value-type="float" office:value="0.0491760043930966">
                <text:p>0.049176004393096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41296049543415">
                <text:p>0.041296049543415</text:p>
              </table:table-cell>
              <table:table-cell office:value-type="float" office:value="0.0488072139888954">
                <text:p>0.048807213988895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410060489106254">
                <text:p>0.0410060489106254</text:p>
              </table:table-cell>
              <table:table-cell office:value-type="float" office:value="0.0485333119411568">
                <text:p>0.048533311941156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40654642487067">
                <text:p>0.040654642487067</text:p>
              </table:table-cell>
              <table:table-cell office:value-type="float" office:value="0.0482120293367877">
                <text:p>0.048212029336787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403854740500775">
                <text:p>0.0403854740500775</text:p>
              </table:table-cell>
              <table:table-cell office:value-type="float" office:value="0.0479020994700171">
                <text:p>0.047902099470017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401096035108248">
                <text:p>0.0401096035108248</text:p>
              </table:table-cell>
              <table:table-cell office:value-type="float" office:value="0.0476317784565864">
                <text:p>0.047631778456586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398671922435797">
                <text:p>0.0398671922435797</text:p>
              </table:table-cell>
              <table:table-cell office:value-type="float" office:value="0.0473794268910573">
                <text:p>0.047379426891057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397586314133544">
                <text:p>0.0397586314133544</text:p>
              </table:table-cell>
              <table:table-cell office:value-type="float" office:value="0.0471209428771399">
                <text:p>0.047120942877139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396022224389317">
                <text:p>0.0396022224389317</text:p>
              </table:table-cell>
              <table:table-cell office:value-type="float" office:value="0.0468600638382479">
                <text:p>0.046860063838247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392220518279396">
                <text:p>0.0392220518279396</text:p>
              </table:table-cell>
              <table:table-cell office:value-type="float" office:value="0.0465701985956127">
                <text:p>0.046570198595612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389447949914032">
                <text:p>0.0389447949914032</text:p>
              </table:table-cell>
              <table:table-cell office:value-type="float" office:value="0.0462950037223611">
                <text:p>0.046295003722361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386424913392971">
                <text:p>0.0386424913392971</text:p>
              </table:table-cell>
              <table:table-cell office:value-type="float" office:value="0.0460198730752854">
                <text:p>0.046019873075285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383127045510611">
                <text:p>0.0383127045510611</text:p>
              </table:table-cell>
              <table:table-cell office:value-type="float" office:value="0.0458420399086061">
                <text:p>0.045842039908606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379789325136657">
                <text:p>0.0379789325136657</text:p>
              </table:table-cell>
              <table:table-cell office:value-type="float" office:value="0.0455930746036979">
                <text:p>0.045593074603697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376513632664575">
                <text:p>0.0376513632664575</text:p>
              </table:table-cell>
              <table:table-cell office:value-type="float" office:value="0.0452854646557112">
                <text:p>0.045285464655711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374326835942598">
                <text:p>0.0374326835942598</text:p>
              </table:table-cell>
              <table:table-cell office:value-type="float" office:value="0.045056342573144">
                <text:p>0.04505634257314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372156593981735">
                <text:p>0.0372156593981735</text:p>
              </table:table-cell>
              <table:table-cell office:value-type="float" office:value="0.0447372646298366">
                <text:p>0.044737264629836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370593476478052">
                <text:p>0.0370593476478052</text:p>
              </table:table-cell>
              <table:table-cell office:value-type="float" office:value="0.0444297469843269">
                <text:p>0.044429746984326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369246816015082">
                <text:p>0.0369246816015082</text:p>
              </table:table-cell>
              <table:table-cell office:value-type="float" office:value="0.0441185824603834">
                <text:p>0.044118582460383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368688188438096">
                <text:p>0.0368688188438096</text:p>
              </table:table-cell>
              <table:table-cell office:value-type="float" office:value="0.0438493990838376">
                <text:p>0.043849399083837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366345426347194">
                <text:p>0.0366345426347194</text:p>
              </table:table-cell>
              <table:table-cell office:value-type="float" office:value="0.0435447231765559">
                <text:p>0.043544723176555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364066021494701">
                <text:p>0.0364066021494701</text:p>
              </table:table-cell>
              <table:table-cell office:value-type="float" office:value="0.043311996205174">
                <text:p>0.04331199620517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362039563630314">
                <text:p>0.0362039563630314</text:p>
              </table:table-cell>
              <table:table-cell office:value-type="float" office:value="0.0430576822766172">
                <text:p>0.043057682276617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360703493844715">
                <text:p>0.0360703493844715</text:p>
              </table:table-cell>
              <table:table-cell office:value-type="float" office:value="0.0428281133951388">
                <text:p>0.042828113395138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359100607061361">
                <text:p>0.0359100607061361</text:p>
              </table:table-cell>
              <table:table-cell office:value-type="float" office:value="0.0426005066774043">
                <text:p>0.042600506677404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357579506397328">
                <text:p>0.0357579506397328</text:p>
              </table:table-cell>
              <table:table-cell office:value-type="float" office:value="0.0423046847741259">
                <text:p>0.042304684774125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356019763385124">
                <text:p>0.0356019763385124</text:p>
              </table:table-cell>
              <table:table-cell office:value-type="float" office:value="0.0420473646457338">
                <text:p>0.042047364645733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354747813198109">
                <text:p>0.0354747813198109</text:p>
              </table:table-cell>
              <table:table-cell office:value-type="float" office:value="0.0418114819923221">
                <text:p>0.041811481992322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353373682593769">
                <text:p>0.0353373682593769</text:p>
              </table:table-cell>
              <table:table-cell office:value-type="float" office:value="0.0415132383039176">
                <text:p>0.041513238303917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352342544958476">
                <text:p>0.0352342544958476</text:p>
              </table:table-cell>
              <table:table-cell office:value-type="float" office:value="0.0412370317786202">
                <text:p>0.041237031778620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350521078836681">
                <text:p>0.0350521078836681</text:p>
              </table:table-cell>
              <table:table-cell office:value-type="float" office:value="0.0410131841246614">
                <text:p>0.041013184124661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349273784051026">
                <text:p>0.0349273784051026</text:p>
              </table:table-cell>
              <table:table-cell office:value-type="float" office:value="0.0407875542216797">
                <text:p>0.040787554221679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347893465826037">
                <text:p>0.0347893465826037</text:p>
              </table:table-cell>
              <table:table-cell office:value-type="float" office:value="0.0405089407629132">
                <text:p>0.040508940762913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346798060271463">
                <text:p>0.0346798060271463</text:p>
              </table:table-cell>
              <table:table-cell office:value-type="float" office:value="0.0401915508128786">
                <text:p>0.040191550812878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345526237276196">
                <text:p>0.0345526237276196</text:p>
              </table:table-cell>
              <table:table-cell office:value-type="float" office:value="0.0399196795861752">
                <text:p>0.039919679586175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344637441024476">
                <text:p>0.0344637441024476</text:p>
              </table:table-cell>
              <table:table-cell office:value-type="float" office:value="0.0398010740530627">
                <text:p>0.039801074053062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343411288337104">
                <text:p>0.0343411288337104</text:p>
              </table:table-cell>
              <table:table-cell office:value-type="float" office:value="0.0396943330970194">
                <text:p>0.039694333097019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342220501479962">
                <text:p>0.0342220501479962</text:p>
              </table:table-cell>
              <table:table-cell office:value-type="float" office:value="0.0397193554590616">
                <text:p>0.039719355459061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3410633179185">
                <text:p>0.03410633179185</text:p>
              </table:table-cell>
              <table:table-cell office:value-type="float" office:value="0.0397649000454263">
                <text:p>0.039764900045426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3395948637395">
                <text:p>0.03395948637395</text:p>
              </table:table-cell>
              <table:table-cell office:value-type="float" office:value="0.0397303246647319">
                <text:p>0.039730324664731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338823114803137">
                <text:p>0.0338823114803137</text:p>
              </table:table-cell>
              <table:table-cell office:value-type="float" office:value="0.0393303077361181">
                <text:p>0.039330307736118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33765659866348">
                <text:p>0.033765659866348</text:p>
              </table:table-cell>
              <table:table-cell office:value-type="float" office:value="0.039134479370473">
                <text:p>0.03913447937047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336447507514302">
                <text:p>0.0336447507514302</text:p>
              </table:table-cell>
              <table:table-cell office:value-type="float" office:value="0.0388683485456004">
                <text:p>0.038868348545600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334971616565214">
                <text:p>0.0334971616565214</text:p>
              </table:table-cell>
              <table:table-cell office:value-type="float" office:value="0.0386845972654045">
                <text:p>0.038684597265404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334323869407702">
                <text:p>0.0334323869407702</text:p>
              </table:table-cell>
              <table:table-cell office:value-type="float" office:value="0.0383624971679664">
                <text:p>0.038362497167966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333177534154117">
                <text:p>0.0333177534154117</text:p>
              </table:table-cell>
              <table:table-cell office:value-type="float" office:value="0.0381563782234529">
                <text:p>0.038156378223452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332086522547682">
                <text:p>0.0332086522547682</text:p>
              </table:table-cell>
              <table:table-cell office:value-type="float" office:value="0.0380153177211335">
                <text:p>0.038015317721133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331278694033478">
                <text:p>0.0331278694033478</text:p>
              </table:table-cell>
              <table:table-cell office:value-type="float" office:value="0.0378537891401264">
                <text:p>0.037853789140126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330132903127559">
                <text:p>0.0330132903127559</text:p>
              </table:table-cell>
              <table:table-cell office:value-type="float" office:value="0.0376925112638087">
                <text:p>0.037692511263808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329181885013884">
                <text:p>0.0329181885013884</text:p>
              </table:table-cell>
              <table:table-cell office:value-type="float" office:value="0.0375959534529178">
                <text:p>0.037595953452917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328515586827683">
                <text:p>0.0328515586827683</text:p>
              </table:table-cell>
              <table:table-cell office:value-type="float" office:value="0.0374451516716706">
                <text:p>0.037445151671670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326911169811272">
                <text:p>0.0326911169811272</text:p>
              </table:table-cell>
              <table:table-cell office:value-type="float" office:value="0.0373378561449487">
                <text:p>0.037337856144948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326852940506878">
                <text:p>0.0326852940506878</text:p>
              </table:table-cell>
              <table:table-cell office:value-type="float" office:value="0.0372049486309608">
                <text:p>0.037204948630960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32556575201444">
                <text:p>0.032556575201444</text:p>
              </table:table-cell>
              <table:table-cell office:value-type="float" office:value="0.0371241091473904">
                <text:p>0.037124109147390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324508170591895">
                <text:p>0.0324508170591895</text:p>
              </table:table-cell>
              <table:table-cell office:value-type="float" office:value="0.0369773740645631">
                <text:p>0.036977374064563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323355258955532">
                <text:p>0.0323355258955532</text:p>
              </table:table-cell>
              <table:table-cell office:value-type="float" office:value="0.0368815760876708">
                <text:p>0.036881576087670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322938007012671">
                <text:p>0.0322938007012671</text:p>
              </table:table-cell>
              <table:table-cell office:value-type="float" office:value="0.0367434764836571">
                <text:p>0.036743476483657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322035730714005">
                <text:p>0.0322035730714005</text:p>
              </table:table-cell>
              <table:table-cell office:value-type="float" office:value="0.0366143701673864">
                <text:p>0.036614370167386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321031088839549">
                <text:p>0.0321031088839549</text:p>
              </table:table-cell>
              <table:table-cell office:value-type="float" office:value="0.0365209355886039">
                <text:p>0.036520935588603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32023368194092">
                <text:p>0.032023368194092</text:p>
              </table:table-cell>
              <table:table-cell office:value-type="float" office:value="0.0364025887161333">
                <text:p>0.036402588716133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319306901011464">
                <text:p>0.0319306901011464</text:p>
              </table:table-cell>
              <table:table-cell office:value-type="float" office:value="0.0363264427191638">
                <text:p>0.036326442719163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318623570435118">
                <text:p>0.0318623570435118</text:p>
              </table:table-cell>
              <table:table-cell office:value-type="float" office:value="0.036193601914359">
                <text:p>0.03619360191435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317748731303914">
                <text:p>0.0317748731303914</text:p>
              </table:table-cell>
              <table:table-cell office:value-type="float" office:value="0.0360988138956495">
                <text:p>0.036098813895649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316798854645576">
                <text:p>0.0316798854645576</text:p>
              </table:table-cell>
              <table:table-cell office:value-type="float" office:value="0.035954084088216">
                <text:p>0.03595408408821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316540691028063">
                <text:p>0.0316540691028063</text:p>
              </table:table-cell>
              <table:table-cell office:value-type="float" office:value="0.0358759385085462">
                <text:p>0.035875938508546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315301889310823">
                <text:p>0.0315301889310823</text:p>
              </table:table-cell>
              <table:table-cell office:value-type="float" office:value="0.0358051479988691">
                <text:p>0.035805147998869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314561021442612">
                <text:p>0.0314561021442612</text:p>
              </table:table-cell>
              <table:table-cell office:value-type="float" office:value="0.0357265851783052">
                <text:p>0.035726585178305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3141514333042">
                <text:p>0.03141514333042</text:p>
              </table:table-cell>
              <table:table-cell office:value-type="float" office:value="0.0356030964560669">
                <text:p>0.035603096456066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312913556584103">
                <text:p>0.0312913556584103</text:p>
              </table:table-cell>
              <table:table-cell office:value-type="float" office:value="0.035484174550717">
                <text:p>0.03548417455071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312684021753345">
                <text:p>0.0312684021753345</text:p>
              </table:table-cell>
              <table:table-cell office:value-type="float" office:value="0.0354315282788061">
                <text:p>0.035431528278806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311806781128387">
                <text:p>0.0311806781128387</text:p>
              </table:table-cell>
              <table:table-cell office:value-type="float" office:value="0.0353087028055842">
                <text:p>0.035308702805584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311197579893979">
                <text:p>0.0311197579893979</text:p>
              </table:table-cell>
              <table:table-cell office:value-type="float" office:value="0.0352354246984235">
                <text:p>0.035235424698423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310291282975288">
                <text:p>0.0310291282975288</text:p>
              </table:table-cell>
              <table:table-cell office:value-type="float" office:value="0.0351157115154148">
                <text:p>0.035115711515414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309618078715974">
                <text:p>0.0309618078715974</text:p>
              </table:table-cell>
              <table:table-cell office:value-type="float" office:value="0.0350383766284147">
                <text:p>0.035038376628414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308971652286329">
                <text:p>0.0308971652286329</text:p>
              </table:table-cell>
              <table:table-cell office:value-type="float" office:value="0.0349329321347883">
                <text:p>0.034932932134788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30837503599331">
                <text:p>0.030837503599331</text:p>
              </table:table-cell>
              <table:table-cell office:value-type="float" office:value="0.0348678242608724">
                <text:p>0.034867824260872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307487812987775">
                <text:p>0.0307487812987775</text:p>
              </table:table-cell>
              <table:table-cell office:value-type="float" office:value="0.0347894072752694">
                <text:p>0.034789407275269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30693712175743">
                <text:p>0.030693712175743</text:p>
              </table:table-cell>
              <table:table-cell office:value-type="float" office:value="0.0346825667585333">
                <text:p>0.03468256675853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306715835710256">
                <text:p>0.0306715835710256</text:p>
              </table:table-cell>
              <table:table-cell office:value-type="float" office:value="0.0346184880220813">
                <text:p>0.034618488022081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305873269904777">
                <text:p>0.0305873269904777</text:p>
              </table:table-cell>
              <table:table-cell office:value-type="float" office:value="0.0345658800969413">
                <text:p>0.034565880096941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30516281619608">
                <text:p>0.030516281619608</text:p>
              </table:table-cell>
              <table:table-cell office:value-type="float" office:value="0.0344351599621686">
                <text:p>0.034435159962168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304845110898682">
                <text:p>0.0304845110898682</text:p>
              </table:table-cell>
              <table:table-cell office:value-type="float" office:value="0.034364100494289">
                <text:p>0.03436410049428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303730967011121">
                <text:p>0.0303730967011121</text:p>
              </table:table-cell>
              <table:table-cell office:value-type="float" office:value="0.0343069222263514">
                <text:p>0.034306922226351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303484539806288">
                <text:p>0.0303484539806288</text:p>
              </table:table-cell>
              <table:table-cell office:value-type="float" office:value="0.0342293322085165">
                <text:p>0.034229332208516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302609007846904">
                <text:p>0.0302609007846904</text:p>
              </table:table-cell>
              <table:table-cell office:value-type="float" office:value="0.0341372356641025">
                <text:p>0.034137235664102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302347676493083">
                <text:p>0.0302347676493083</text:p>
              </table:table-cell>
              <table:table-cell office:value-type="float" office:value="0.0340895675952226">
                <text:p>0.034089567595222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301435438665058">
                <text:p>0.0301435438665058</text:p>
              </table:table-cell>
              <table:table-cell office:value-type="float" office:value="0.0339732093444571">
                <text:p>0.033973209344457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301267350767074">
                <text:p>0.0301267350767074</text:p>
              </table:table-cell>
              <table:table-cell office:value-type="float" office:value="0.0339351984832747">
                <text:p>0.033935198483274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300214334955386">
                <text:p>0.0300214334955386</text:p>
              </table:table-cell>
              <table:table-cell office:value-type="float" office:value="0.033847465497935">
                <text:p>0.03384746549793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299864961575973">
                <text:p>0.0299864961575973</text:p>
              </table:table-cell>
              <table:table-cell office:value-type="float" office:value="0.0337669176083735">
                <text:p>0.033766917608373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299298036803584">
                <text:p>0.0299298036803584</text:p>
              </table:table-cell>
              <table:table-cell office:value-type="float" office:value="0.0336830193161079">
                <text:p>0.033683019316107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298653970908795">
                <text:p>0.0298653970908795</text:p>
              </table:table-cell>
              <table:table-cell office:value-type="float" office:value="0.0336294300770205">
                <text:p>0.033629430077020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298051972192046">
                <text:p>0.0298051972192046</text:p>
              </table:table-cell>
              <table:table-cell office:value-type="float" office:value="0.0335679182864042">
                <text:p>0.033567918286404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297440992013607">
                <text:p>0.0297440992013607</text:p>
              </table:table-cell>
              <table:table-cell office:value-type="float" office:value="0.0335140636910337">
                <text:p>0.033514063691033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29720392210205">
                <text:p>0.029720392210205</text:p>
              </table:table-cell>
              <table:table-cell office:value-type="float" office:value="0.0334040577148913">
                <text:p>0.033404057714891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296679614294011">
                <text:p>0.0296679614294011</text:p>
              </table:table-cell>
              <table:table-cell office:value-type="float" office:value="0.0333690861740139">
                <text:p>0.033369086174013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296246606350433">
                <text:p>0.0296246606350433</text:p>
              </table:table-cell>
              <table:table-cell office:value-type="float" office:value="0.0332969151254273">
                <text:p>0.033296915125427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295755815563321">
                <text:p>0.0295755815563321</text:p>
              </table:table-cell>
              <table:table-cell office:value-type="float" office:value="0.0332260563921082">
                <text:p>0.033226056392108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295184993232756">
                <text:p>0.0295184993232756</text:p>
              </table:table-cell>
              <table:table-cell office:value-type="float" office:value="0.0331918572115522">
                <text:p>0.033191857211552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294722071669016">
                <text:p>0.0294722071669016</text:p>
              </table:table-cell>
              <table:table-cell office:value-type="float" office:value="0.0331403548936744">
                <text:p>0.033140354893674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293921426278119">
                <text:p>0.0293921426278119</text:p>
              </table:table-cell>
              <table:table-cell office:value-type="float" office:value="0.0330971254053761">
                <text:p>0.0330971254053761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29377903666983">
                <text:p>0.029377903666983</text:p>
              </table:table-cell>
              <table:table-cell office:value-type="float" office:value="0.0329767286662896">
                <text:p>0.032976728666289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293310413880031">
                <text:p>0.0293310413880031</text:p>
              </table:table-cell>
              <table:table-cell office:value-type="float" office:value="0.0329288467719053">
                <text:p>0.032928846771905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2927934196019">
                <text:p>0.02927934196019</text:p>
              </table:table-cell>
              <table:table-cell office:value-type="float" office:value="0.0328620474208082">
                <text:p>0.032862047420808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291996425484691">
                <text:p>0.0291996425484691</text:p>
              </table:table-cell>
              <table:table-cell office:value-type="float" office:value="0.0328369297955855">
                <text:p>0.032836929795585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291778834596505">
                <text:p>0.0291778834596505</text:p>
              </table:table-cell>
              <table:table-cell office:value-type="float" office:value="0.0327546396809714">
                <text:p>0.032754639680971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291495500727856">
                <text:p>0.0291495500727856</text:p>
              </table:table-cell>
              <table:table-cell office:value-type="float" office:value="0.0326692803314684">
                <text:p>0.0326692803314684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291277856398497">
                <text:p>0.0291277856398497</text:p>
              </table:table-cell>
              <table:table-cell office:value-type="float" office:value="0.0326293947609184">
                <text:p>0.032629394760918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290668995459827">
                <text:p>0.0290668995459827</text:p>
              </table:table-cell>
              <table:table-cell office:value-type="float" office:value="0.0325774873469555">
                <text:p>0.032577487346955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290106046407716">
                <text:p>0.0290106046407716</text:p>
              </table:table-cell>
              <table:table-cell office:value-type="float" office:value="0.0325151329304241">
                <text:p>0.032515132930424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289806403343265">
                <text:p>0.0289806403343265</text:p>
              </table:table-cell>
              <table:table-cell office:value-type="float" office:value="0.032491851691868">
                <text:p>0.032491851691868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289325061944826">
                <text:p>0.0289325061944826</text:p>
              </table:table-cell>
              <table:table-cell office:value-type="float" office:value="0.0324018432123282">
                <text:p>0.032401843212328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288749155309256">
                <text:p>0.0288749155309256</text:p>
              </table:table-cell>
              <table:table-cell office:value-type="float" office:value="0.0323707552743083">
                <text:p>0.032370755274308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288331368825047">
                <text:p>0.0288331368825047</text:p>
              </table:table-cell>
              <table:table-cell office:value-type="float" office:value="0.0323156784519053">
                <text:p>0.032315678451905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287864049620816">
                <text:p>0.0287864049620816</text:p>
              </table:table-cell>
              <table:table-cell office:value-type="float" office:value="0.0322442208658921">
                <text:p>0.032244220865892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287777570897687">
                <text:p>0.0287777570897687</text:p>
              </table:table-cell>
              <table:table-cell office:value-type="float" office:value="0.0322064071313089">
                <text:p>0.032206407131308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287322077646413">
                <text:p>0.0287322077646413</text:p>
              </table:table-cell>
              <table:table-cell office:value-type="float" office:value="0.0321456514041845">
                <text:p>0.032145651404184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286969530844528">
                <text:p>0.0286969530844528</text:p>
              </table:table-cell>
              <table:table-cell office:value-type="float" office:value="0.0321051026758306">
                <text:p>0.032105102675830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2862241408863">
                <text:p>0.02862241408863</text:p>
              </table:table-cell>
              <table:table-cell office:value-type="float" office:value="0.0320431962296479">
                <text:p>0.032043196229647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285887425414383">
                <text:p>0.0285887425414383</text:p>
              </table:table-cell>
              <table:table-cell office:value-type="float" office:value="0.0320138571177961">
                <text:p>0.0320138571177961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285828362232776">
                <text:p>0.0285828362232776</text:p>
              </table:table-cell>
              <table:table-cell office:value-type="float" office:value="0.0319751016890161">
                <text:p>0.031975101689016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285373168045485">
                <text:p>0.0285373168045485</text:p>
              </table:table-cell>
              <table:table-cell office:value-type="float" office:value="0.0319152779401049">
                <text:p>0.031915277940104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285376307875249">
                <text:p>0.0285376307875249</text:p>
              </table:table-cell>
              <table:table-cell office:value-type="float" office:value="0.0318396579919749">
                <text:p>0.031839657991974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284104667030188">
                <text:p>0.0284104667030188</text:p>
              </table:table-cell>
              <table:table-cell office:value-type="float" office:value="0.0318304361355316">
                <text:p>0.031830436135531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283803928752024">
                <text:p>0.0283803928752024</text:p>
              </table:table-cell>
              <table:table-cell office:value-type="float" office:value="0.0317723927419117">
                <text:p>0.0317723927419117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284035722270493">
                <text:p>0.0284035722270493</text:p>
              </table:table-cell>
              <table:table-cell office:value-type="float" office:value="0.0317320238526583">
                <text:p>0.031732023852658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283495898826183">
                <text:p>0.0283495898826183</text:p>
              </table:table-cell>
              <table:table-cell office:value-type="float" office:value="0.0316756160923367">
                <text:p>0.0316756160923367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283384653015096">
                <text:p>0.0283384653015096</text:p>
              </table:table-cell>
              <table:table-cell office:value-type="float" office:value="0.0316248824193324">
                <text:p>0.031624882419332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28271744914717">
                <text:p>0.028271744914717</text:p>
              </table:table-cell>
              <table:table-cell office:value-type="float" office:value="0.0315725786728962">
                <text:p>0.031572578672896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282433194902421">
                <text:p>0.0282433194902421</text:p>
              </table:table-cell>
              <table:table-cell office:value-type="float" office:value="0.0315492084256481">
                <text:p>0.0315492084256481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282097769422875">
                <text:p>0.0282097769422875</text:p>
              </table:table-cell>
              <table:table-cell office:value-type="float" office:value="0.031469884204004">
                <text:p>0.03146988420400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28173481575436">
                <text:p>0.028173481575436</text:p>
              </table:table-cell>
              <table:table-cell office:value-type="float" office:value="0.0314682820589489">
                <text:p>0.031468282058948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281410446399085">
                <text:p>0.0281410446399085</text:p>
              </table:table-cell>
              <table:table-cell office:value-type="float" office:value="0.0314083659295038">
                <text:p>0.031408365929503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281440730708435">
                <text:p>0.0281440730708435</text:p>
              </table:table-cell>
              <table:table-cell office:value-type="float" office:value="0.0313565473893631">
                <text:p>0.031356547389363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280964631829721">
                <text:p>0.0280964631829721</text:p>
              </table:table-cell>
              <table:table-cell office:value-type="float" office:value="0.0313271072365642">
                <text:p>0.0313271072365642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280338003118582">
                <text:p>0.0280338003118582</text:p>
              </table:table-cell>
              <table:table-cell office:value-type="float" office:value="0.031301287565631">
                <text:p>0.03130128756563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280053624412614">
                <text:p>0.0280053624412614</text:p>
              </table:table-cell>
              <table:table-cell office:value-type="float" office:value="0.0312352857672429">
                <text:p>0.031235285767242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279720108881063">
                <text:p>0.0279720108881063</text:p>
              </table:table-cell>
              <table:table-cell office:value-type="float" office:value="0.0312443916740743">
                <text:p>0.031244391674074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279438047932649">
                <text:p>0.0279438047932649</text:p>
              </table:table-cell>
              <table:table-cell office:value-type="float" office:value="0.0311859674025567">
                <text:p>0.0311859674025567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279208502202191">
                <text:p>0.0279208502202191</text:p>
              </table:table-cell>
              <table:table-cell office:value-type="float" office:value="0.0311169800124154">
                <text:p>0.031116980012415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279063804717702">
                <text:p>0.0279063804717702</text:p>
              </table:table-cell>
              <table:table-cell office:value-type="float" office:value="0.0310841024050015">
                <text:p>0.031084102405001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278822964211686">
                <text:p>0.0278822964211686</text:p>
              </table:table-cell>
              <table:table-cell office:value-type="float" office:value="0.0310718841471485">
                <text:p>0.031071884147148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27846762207194">
                <text:p>0.027846762207194</text:p>
              </table:table-cell>
              <table:table-cell office:value-type="float" office:value="0.0310442931040891">
                <text:p>0.031044293104089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278053938108986">
                <text:p>0.0278053938108986</text:p>
              </table:table-cell>
              <table:table-cell office:value-type="float" office:value="0.0309686812609114">
                <text:p>0.0309686812609114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277463709874153">
                <text:p>0.0277463709874153</text:p>
              </table:table-cell>
              <table:table-cell office:value-type="float" office:value="0.0309647548239395">
                <text:p>0.0309647548239395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277844465674771">
                <text:p>0.0277844465674771</text:p>
              </table:table-cell>
              <table:table-cell office:value-type="float" office:value="0.0308832930563903">
                <text:p>0.030883293056390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277039568711053">
                <text:p>0.0277039568711053</text:p>
              </table:table-cell>
              <table:table-cell office:value-type="float" office:value="0.0308205278313955">
                <text:p>0.030820527831395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276614960775744">
                <text:p>0.0276614960775744</text:p>
              </table:table-cell>
              <table:table-cell office:value-type="float" office:value="0.0308238578289069">
                <text:p>0.03082385782890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27701754259304">
                <text:p>0.027701754259304</text:p>
              </table:table-cell>
              <table:table-cell office:value-type="float" office:value="0.0307789649676964">
                <text:p>0.030778964967696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276077983568018">
                <text:p>0.0276077983568018</text:p>
              </table:table-cell>
              <table:table-cell office:value-type="float" office:value="0.0307322217869139">
                <text:p>0.030732221786913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276315856116504">
                <text:p>0.0276315856116504</text:p>
              </table:table-cell>
              <table:table-cell office:value-type="float" office:value="0.0307084863679576">
                <text:p>0.030708486367957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27570702992824">
                <text:p>0.027570702992824</text:p>
              </table:table-cell>
              <table:table-cell office:value-type="float" office:value="0.0306388827496269">
                <text:p>0.030638882749626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275794173037035">
                <text:p>0.0275794173037035</text:p>
              </table:table-cell>
              <table:table-cell office:value-type="float" office:value="0.0306369007991032">
                <text:p>0.030636900799103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275423154214422">
                <text:p>0.0275423154214422</text:p>
              </table:table-cell>
              <table:table-cell office:value-type="float" office:value="0.0305859430076139">
                <text:p>0.030585943007613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27497045610806">
                <text:p>0.027497045610806</text:p>
              </table:table-cell>
              <table:table-cell office:value-type="float" office:value="0.0305589420502259">
                <text:p>0.030558942050225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0274667694170308">
                <text:p>0.0274667694170308</text:p>
              </table:table-cell>
              <table:table-cell office:value-type="float" office:value="0.0305307616808196">
                <text:p>0.030530761680819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0274775620318768">
                <text:p>0.0274775620318768</text:p>
              </table:table-cell>
              <table:table-cell office:value-type="float" office:value="0.0304867055048225">
                <text:p>0.030486705504822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0274343636972297">
                <text:p>0.0274343636972297</text:p>
              </table:table-cell>
              <table:table-cell office:value-type="float" office:value="0.0304716052205864">
                <text:p>0.030471605220586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274059578604459">
                <text:p>0.0274059578604459</text:p>
              </table:table-cell>
              <table:table-cell office:value-type="float" office:value="0.0304205069859062">
                <text:p>0.030420506985906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273992469821948">
                <text:p>0.0273992469821948</text:p>
              </table:table-cell>
              <table:table-cell office:value-type="float" office:value="0.0303821902082074">
                <text:p>0.030382190208207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273861708789962">
                <text:p>0.0273861708789962</text:p>
              </table:table-cell>
              <table:table-cell office:value-type="float" office:value="0.0303949635229132">
                <text:p>0.030394963522913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273558064298119">
                <text:p>0.0273558064298119</text:p>
              </table:table-cell>
              <table:table-cell office:value-type="float" office:value="0.0303588536317249">
                <text:p>0.030358853631724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0273216303582758">
                <text:p>0.0273216303582758</text:p>
              </table:table-cell>
              <table:table-cell office:value-type="float" office:value="0.0303364053429572">
                <text:p>0.030336405342957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272688881594575">
                <text:p>0.0272688881594575</text:p>
              </table:table-cell>
              <table:table-cell office:value-type="float" office:value="0.0302827303633335">
                <text:p>0.030282730363333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272497081193803">
                <text:p>0.0272497081193803</text:p>
              </table:table-cell>
              <table:table-cell office:value-type="float" office:value="0.0302514167437426">
                <text:p>0.0302514167437426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272214509985473">
                <text:p>0.0272214509985473</text:p>
              </table:table-cell>
              <table:table-cell office:value-type="float" office:value="0.0301894553043116">
                <text:p>0.030189455304311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272072976161965">
                <text:p>0.0272072976161965</text:p>
              </table:table-cell>
              <table:table-cell office:value-type="float" office:value="0.0302211858397058">
                <text:p>0.030221185839705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271717693341532">
                <text:p>0.0271717693341532</text:p>
              </table:table-cell>
              <table:table-cell office:value-type="float" office:value="0.0301591395505222">
                <text:p>0.030159139550522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71479536269468">
                <text:p>0.0271479536269468</text:p>
              </table:table-cell>
              <table:table-cell office:value-type="float" office:value="0.0301436523109654">
                <text:p>0.030143652310965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271254509796177">
                <text:p>0.0271254509796177</text:p>
              </table:table-cell>
              <table:table-cell office:value-type="float" office:value="0.0301052937256826">
                <text:p>0.0301052937256826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271019373152222">
                <text:p>0.0271019373152222</text:p>
              </table:table-cell>
              <table:table-cell office:value-type="float" office:value="0.0301032907301142">
                <text:p>0.0301032907301142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270535995876983">
                <text:p>0.0270535995876983</text:p>
              </table:table-cell>
              <table:table-cell office:value-type="float" office:value="0.0300529560461473">
                <text:p>0.030052956046147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0270487053008559">
                <text:p>0.0270487053008559</text:p>
              </table:table-cell>
              <table:table-cell office:value-type="float" office:value="0.0300371483263797">
                <text:p>0.030037148326379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0270280493118327">
                <text:p>0.0270280493118327</text:p>
              </table:table-cell>
              <table:table-cell office:value-type="float" office:value="0.0299594193162759">
                <text:p>0.029959419316275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269539886929638">
                <text:p>0.0269539886929638</text:p>
              </table:table-cell>
              <table:table-cell office:value-type="float" office:value="0.0300021260916178">
                <text:p>0.0300021260916178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0269380483440716">
                <text:p>0.0269380483440716</text:p>
              </table:table-cell>
              <table:table-cell office:value-type="float" office:value="0.0299445742087732">
                <text:p>0.0299445742087732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0269254208007897">
                <text:p>0.0269254208007897</text:p>
              </table:table-cell>
              <table:table-cell office:value-type="float" office:value="0.0299369198703499">
                <text:p>0.029936919870349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0268502803505725">
                <text:p>0.0268502803505725</text:p>
              </table:table-cell>
              <table:table-cell office:value-type="float" office:value="0.0298944275716683">
                <text:p>0.029894427571668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267522604488974">
                <text:p>0.0267522604488974</text:p>
              </table:table-cell>
              <table:table-cell office:value-type="float" office:value="0.0298638690046306">
                <text:p>0.029863869004630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0267375478333107">
                <text:p>0.0267375478333107</text:p>
              </table:table-cell>
              <table:table-cell office:value-type="float" office:value="0.0298611147979588">
                <text:p>0.029861114797958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0266401570131875">
                <text:p>0.0266401570131875</text:p>
              </table:table-cell>
              <table:table-cell office:value-type="float" office:value="0.0298425213383031">
                <text:p>0.0298425213383031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026582729803515">
                <text:p>0.026582729803515</text:p>
              </table:table-cell>
              <table:table-cell office:value-type="float" office:value="0.0297621067142099">
                <text:p>0.029762106714209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264899796873808">
                <text:p>0.0264899796873808</text:p>
              </table:table-cell>
              <table:table-cell office:value-type="float" office:value="0.0297755079011223">
                <text:p>0.0297755079011223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264641813199277">
                <text:p>0.0264641813199277</text:p>
              </table:table-cell>
              <table:table-cell office:value-type="float" office:value="0.0297420543086525">
                <text:p>0.0297420543086525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0263742272003135">
                <text:p>0.0263742272003135</text:p>
              </table:table-cell>
              <table:table-cell office:value-type="float" office:value="0.0297045562826771">
                <text:p>0.029704556282677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0263206814897639">
                <text:p>0.0263206814897639</text:p>
              </table:table-cell>
              <table:table-cell office:value-type="float" office:value="0.0296941626568687">
                <text:p>0.029694162656868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0262534546093723">
                <text:p>0.0262534546093723</text:p>
              </table:table-cell>
              <table:table-cell office:value-type="float" office:value="0.0296429349062755">
                <text:p>0.0296429349062755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0261764043830612">
                <text:p>0.0261764043830612</text:p>
              </table:table-cell>
              <table:table-cell office:value-type="float" office:value="0.0296411722409483">
                <text:p>0.029641172240948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261478062728462">
                <text:p>0.0261478062728462</text:p>
              </table:table-cell>
              <table:table-cell office:value-type="float" office:value="0.0296336910749267">
                <text:p>0.0296336910749267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0260685997526593">
                <text:p>0.0260685997526593</text:p>
              </table:table-cell>
              <table:table-cell office:value-type="float" office:value="0.029573411242821">
                <text:p>0.029573411242821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0260461490332146">
                <text:p>0.0260461490332146</text:p>
              </table:table-cell>
              <table:table-cell office:value-type="float" office:value="0.0296027078723502">
                <text:p>0.029602707872350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025982583401417">
                <text:p>0.025982583401417</text:p>
              </table:table-cell>
              <table:table-cell office:value-type="float" office:value="0.0295418328214333">
                <text:p>0.029541832821433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0259761930428437">
                <text:p>0.0259761930428437</text:p>
              </table:table-cell>
              <table:table-cell office:value-type="float" office:value="0.0295555054590081">
                <text:p>0.0295555054590081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0258905748476426">
                <text:p>0.0258905748476426</text:p>
              </table:table-cell>
              <table:table-cell office:value-type="float" office:value="0.0295121462628217">
                <text:p>0.0295121462628217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0258825075757774">
                <text:p>0.0258825075757774</text:p>
              </table:table-cell>
              <table:table-cell office:value-type="float" office:value="0.0294859257181823">
                <text:p>0.0294859257181823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0258177197997789">
                <text:p>0.0258177197997789</text:p>
              </table:table-cell>
              <table:table-cell office:value-type="float" office:value="0.0294953143048517">
                <text:p>0.029495314304851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025819484942851">
                <text:p>0.025819484942851</text:p>
              </table:table-cell>
              <table:table-cell office:value-type="float" office:value="0.029437158731542">
                <text:p>0.02943715873154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0257906560550534">
                <text:p>0.0257906560550534</text:p>
              </table:table-cell>
              <table:table-cell office:value-type="float" office:value="0.0294202518382096">
                <text:p>0.029420251838209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57533015021126">
                <text:p>0.0257533015021126</text:p>
              </table:table-cell>
              <table:table-cell office:value-type="float" office:value="0.0294164705834835">
                <text:p>0.02941647058348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76cm" svg:height="15.912cm" xlink:href=".." xlink:type="simple" chart:class="chart:line" chart:style-name="ch1">
        <chart:title svg:x="10.81cm" svg:y="0.454cm" chart:style-name="ch2">
          <text:p>Test Loss</text:p>
        </chart:title>
        <chart:legend chart:legend-position="end" svg:x="21.86cm" svg:y="7.402cm" style:legend-expansion="high" chart:style-name="ch3"/>
        <chart:plot-area chart:style-name="ch4" table:cell-range-address="Sheet1.G3:Sheet1.I32 Sheet1.H2:Sheet1.I2" chart:data-source-has-labels="both" svg:x="1.476cm" svg:y="1.577cm" svg:width="19.909cm" svg:height="13.046cm">
          <chart:coordinate-region svg:x="2.214cm" svg:y="1.78cm" svg:width="18.883cm" svg:height="12.19cm"/>
          <chart:axis chart:dimension="x" chart:name="primary-x" chart:style-name="ch5" chartooo:axis-type="auto">
            <chartooo:date-scale/>
            <chart:title svg:x="10.844cm" svg:y="14.941cm" chart:style-name="ch6">
              <text:p>Epochs</text:p>
            </chart:title>
            <chart:categories table:cell-range-address="Sheet1.G3:Sheet1.G32"/>
          </chart:axis>
          <chart:axis chart:dimension="y" chart:name="primary-y" chart:style-name="ch5">
            <chart:title svg:x="0.451cm" svg:y="8.845cm" chart:style-name="ch7">
              <text:p>Test Loss</text:p>
            </chart:title>
            <chart:grid chart:style-name="ch8" chart:class="major"/>
          </chart:axis>
          <chart:series chart:style-name="ch9" chart:values-cell-range-address="Sheet1.H3:Sheet1.H32" chart:label-cell-address="Sheet1.H2:Sheet1.H2" chart:class="chart:line">
            <chart:data-point chart:repeated="30"/>
          </chart:series>
          <chart:series chart:style-name="ch10" chart:values-cell-range-address="Sheet1.I3:Sheet1.I32" chart:label-cell-address="Sheet1.I2:Sheet1.I2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0</text:p>
                <draw:g>
                  <svg:desc>Sheet1.H2:Sheet1.H2</svg:desc>
                </draw:g>
              </table:table-cell>
              <table:table-cell office:value-type="string">
                <text:p>200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3:Sheet1.G32</svg:desc>
                </draw:g>
              </table:table-cell>
              <table:table-cell office:value-type="float" office:value="0.423275959521669">
                <text:p>0.423275959521669</text:p>
                <draw:g>
                  <svg:desc>Sheet1.H3:Sheet1.H32</svg:desc>
                </draw:g>
              </table:table-cell>
              <table:table-cell office:value-type="float" office:value="0.555519437745631">
                <text:p>0.555519437745631</text:p>
                <draw:g>
                  <svg:desc>Sheet1.I3:Sheet1.I3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70364852804751">
                <text:p>0.370364852804751</text:p>
              </table:table-cell>
              <table:table-cell office:value-type="float" office:value="0.48387320464116">
                <text:p>0.483873204641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50586578898621">
                <text:p>0.350586578898621</text:p>
              </table:table-cell>
              <table:table-cell office:value-type="float" office:value="0.457642031157551">
                <text:p>0.4576420311575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3959047596741">
                <text:p>0.33959047596741</text:p>
              </table:table-cell>
              <table:table-cell office:value-type="float" office:value="0.443145955788411">
                <text:p>0.4431459557884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2344943488328">
                <text:p>0.332344943488328</text:p>
              </table:table-cell>
              <table:table-cell office:value-type="float" office:value="0.433666561049939">
                <text:p>0.4336665610499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27251414687701">
                <text:p>0.327251414687701</text:p>
              </table:table-cell>
              <table:table-cell office:value-type="float" office:value="0.426993324732047">
                <text:p>0.42699332473204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23390020828658">
                <text:p>0.323390020828658</text:p>
              </table:table-cell>
              <table:table-cell office:value-type="float" office:value="0.421902367975383">
                <text:p>0.42190236797538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20348390042408">
                <text:p>0.320348390042408</text:p>
              </table:table-cell>
              <table:table-cell office:value-type="float" office:value="0.418027253836306">
                <text:p>0.41802725383630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17901916302937">
                <text:p>0.317901916302937</text:p>
              </table:table-cell>
              <table:table-cell office:value-type="float" office:value="0.414935846572493">
                <text:p>0.4149358465724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15977455595139">
                <text:p>0.315977455595139</text:p>
              </table:table-cell>
              <table:table-cell office:value-type="float" office:value="0.412473606958505">
                <text:p>0.4124736069585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14397334612753">
                <text:p>0.314397334612753</text:p>
              </table:table-cell>
              <table:table-cell office:value-type="float" office:value="0.410169909190887">
                <text:p>0.4101699091908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12935717859219">
                <text:p>0.312935717859219</text:p>
              </table:table-cell>
              <table:table-cell office:value-type="float" office:value="0.408425401330194">
                <text:p>0.40842540133019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11907313726671">
                <text:p>0.311907313726671</text:p>
              </table:table-cell>
              <table:table-cell office:value-type="float" office:value="0.406959513235836">
                <text:p>0.40695951323583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10965792139912">
                <text:p>0.310965792139912</text:p>
              </table:table-cell>
              <table:table-cell office:value-type="float" office:value="0.405588117215662">
                <text:p>0.40558811721566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10166862565212">
                <text:p>0.310166862565212</text:p>
              </table:table-cell>
              <table:table-cell office:value-type="float" office:value="0.404391242154551">
                <text:p>0.40439124215455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09473858867893">
                <text:p>0.309473858867893</text:p>
              </table:table-cell>
              <table:table-cell office:value-type="float" office:value="0.403441164899865">
                <text:p>0.40344116489986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08895904874891">
                <text:p>0.308895904874891</text:p>
              </table:table-cell>
              <table:table-cell office:value-type="float" office:value="0.402601981260328">
                <text:p>0.40260198126032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08266463340601">
                <text:p>0.308266463340601</text:p>
              </table:table-cell>
              <table:table-cell office:value-type="float" office:value="0.401856137496525">
                <text:p>0.4018561374965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07802858167161">
                <text:p>0.307802858167161</text:p>
              </table:table-cell>
              <table:table-cell office:value-type="float" office:value="0.401061573079462">
                <text:p>0.4010615730794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07362969988133">
                <text:p>0.307362969988133</text:p>
              </table:table-cell>
              <table:table-cell office:value-type="float" office:value="0.400486554359482">
                <text:p>0.40048655435948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06943081041768">
                <text:p>0.306943081041768</text:p>
              </table:table-cell>
              <table:table-cell office:value-type="float" office:value="0.399916109856251">
                <text:p>0.3999161098562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06544776246507">
                <text:p>0.306544776246507</text:p>
              </table:table-cell>
              <table:table-cell office:value-type="float" office:value="0.399362112292938">
                <text:p>0.39936211229293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06173733733797">
                <text:p>0.306173733733797</text:p>
              </table:table-cell>
              <table:table-cell office:value-type="float" office:value="0.398855053162839">
                <text:p>0.39885505316283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05928355832138">
                <text:p>0.305928355832138</text:p>
              </table:table-cell>
              <table:table-cell office:value-type="float" office:value="0.398457313760298">
                <text:p>0.39845731376029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05646272481436">
                <text:p>0.305646272481436</text:p>
              </table:table-cell>
              <table:table-cell office:value-type="float" office:value="0.398126208736039">
                <text:p>0.39812620873603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05442500776853">
                <text:p>0.305442500776853</text:p>
              </table:table-cell>
              <table:table-cell office:value-type="float" office:value="0.397725056297063">
                <text:p>0.39772505629706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05155201302432">
                <text:p>0.305155201302432</text:p>
              </table:table-cell>
              <table:table-cell office:value-type="float" office:value="0.397470997736114">
                <text:p>0.39747099773611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04968635985521">
                <text:p>0.304968635985521</text:p>
              </table:table-cell>
              <table:table-cell office:value-type="float" office:value="0.397109330654793">
                <text:p>0.39710933065479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04394889056882">
                <text:p>0.304394889056882</text:p>
              </table:table-cell>
              <table:table-cell office:value-type="float" office:value="0.396804054488743">
                <text:p>0.3968040544887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03974878534132">
                <text:p>0.303974878534132</text:p>
              </table:table-cell>
              <table:table-cell office:value-type="float" office:value="0.396512187184675">
                <text:p>0.396512187184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